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1" style:family="table-row">
      <style:table-row-properties loext:text-changes-only="false"/>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22ae8" officeooo:paragraph-rsid="00422ae8"/>
    </style:style>
    <style:style style:name="P16" style:family="paragraph" style:parent-style-name="Standard">
      <style:text-properties officeooo:rsid="00422ae8" officeooo:paragraph-rsid="00799879"/>
    </style:style>
    <style:style style:name="P17" style:family="paragraph" style:parent-style-name="Standard">
      <style:text-properties officeooo:rsid="00422ae8" officeooo:paragraph-rsid="007b599a"/>
    </style:style>
    <style:style style:name="P18" style:family="paragraph" style:parent-style-name="Standard">
      <style:text-properties officeooo:paragraph-rsid="00257083"/>
    </style:style>
    <style:style style:name="P19" style:family="paragraph" style:parent-style-name="Standard">
      <style:text-properties officeooo:rsid="00257083" officeooo:paragraph-rsid="00257083"/>
    </style:style>
    <style:style style:name="P20" style:family="paragraph" style:parent-style-name="Standard">
      <style:text-properties officeooo:paragraph-rsid="003c8b5a"/>
    </style:style>
    <style:style style:name="P21" style:family="paragraph" style:parent-style-name="Standard">
      <style:text-properties officeooo:paragraph-rsid="00227e7c"/>
    </style:style>
    <style:style style:name="P22" style:family="paragraph" style:parent-style-name="Standard">
      <style:text-properties officeooo:paragraph-rsid="002864f2"/>
    </style:style>
    <style:style style:name="P23" style:family="paragraph" style:parent-style-name="Standard">
      <style:text-properties officeooo:paragraph-rsid="003a2b92"/>
    </style:style>
    <style:style style:name="P24"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5"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26" style:family="paragraph" style:parent-style-name="Table_20_Contents">
      <style:text-properties fo:font-weight="bold" officeooo:rsid="004109d5" officeooo:paragraph-rsid="004109d5" style:font-weight-asian="bold" style:font-weight-complex="bold"/>
    </style:style>
    <style:style style:name="P27" style:family="paragraph" style:parent-style-name="Table_20_Contents">
      <style:text-properties fo:font-weight="bold" officeooo:rsid="004109d5" officeooo:paragraph-rsid="00799879" style:font-weight-asian="bold" style:font-weight-complex="bold"/>
    </style:style>
    <style:style style:name="P28" style:family="paragraph" style:parent-style-name="Table_20_Contents">
      <style:text-properties fo:font-weight="bold" officeooo:rsid="007b599a" officeooo:paragraph-rsid="007b599a" style:font-weight-asian="bold" style:font-weight-complex="bold"/>
    </style:style>
    <style:style style:name="P29" style:family="paragraph" style:parent-style-name="Standard">
      <style:text-properties officeooo:rsid="004ab16e" officeooo:paragraph-rsid="004ab16e"/>
    </style:style>
    <style:style style:name="P30" style:family="paragraph" style:parent-style-name="Standard">
      <style:text-properties officeooo:rsid="0061da82" officeooo:paragraph-rsid="0061da82"/>
    </style:style>
    <style:style style:name="P31" style:family="paragraph" style:parent-style-name="Standard">
      <style:text-properties officeooo:rsid="0061e852" officeooo:paragraph-rsid="0061e852"/>
    </style:style>
    <style:style style:name="P32" style:family="paragraph" style:parent-style-name="Standard">
      <style:text-properties officeooo:rsid="0065410a" officeooo:paragraph-rsid="0065410a"/>
    </style:style>
    <style:style style:name="P33" style:family="paragraph" style:parent-style-name="Standard">
      <style:text-properties officeooo:rsid="006e1576" officeooo:paragraph-rsid="006e1576"/>
    </style:style>
    <style:style style:name="P34" style:family="paragraph" style:parent-style-name="Table_20_Contents">
      <style:text-properties style:font-name="Courier New1" fo:font-size="11pt" officeooo:rsid="00429416" officeooo:paragraph-rsid="0042eb48" style:font-size-asian="11pt" style:font-size-complex="11pt"/>
    </style:style>
    <style:style style:name="P35" style:family="paragraph" style:parent-style-name="Table_20_Contents">
      <style:text-properties style:font-name="Courier New1" fo:font-size="11pt" officeooo:rsid="00429416" officeooo:paragraph-rsid="00429416" style:font-size-asian="11pt" style:font-size-complex="11pt"/>
    </style:style>
    <style:style style:name="P36" style:family="paragraph" style:parent-style-name="Table_20_Contents">
      <style:text-properties style:font-name="Courier New1" fo:font-size="11pt" officeooo:rsid="0042eb48" officeooo:paragraph-rsid="0042eb48" style:font-size-asian="11pt" style:font-size-complex="11pt"/>
    </style:style>
    <style:style style:name="P37" style:family="paragraph" style:parent-style-name="Table_20_Contents">
      <style:text-properties style:font-name="Courier New1" fo:font-size="11pt" officeooo:rsid="0042eb48" officeooo:paragraph-rsid="00567f19" style:font-size-asian="11pt" style:font-size-complex="11pt"/>
    </style:style>
    <style:style style:name="P38" style:family="paragraph" style:parent-style-name="Table_20_Contents">
      <style:text-properties officeooo:rsid="00542882" officeooo:paragraph-rsid="00542882"/>
    </style:style>
    <style:style style:name="P39"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40"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41"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42" style:family="paragraph" style:parent-style-name="Table_20_Contents">
      <style:text-properties officeooo:rsid="0042eb48" officeooo:paragraph-rsid="0042eb48"/>
    </style:style>
    <style:style style:name="P43" style:family="paragraph" style:parent-style-name="Table_20_Contents">
      <style:text-properties officeooo:rsid="00429416" officeooo:paragraph-rsid="00429416"/>
    </style:style>
    <style:style style:name="P44" style:family="paragraph" style:parent-style-name="Table_20_Contents">
      <style:text-properties officeooo:rsid="00567f19" officeooo:paragraph-rsid="00567f19"/>
    </style:style>
    <style:style style:name="P45" style:family="paragraph" style:parent-style-name="Table_20_Contents">
      <style:text-properties officeooo:rsid="005da468" officeooo:paragraph-rsid="005da468"/>
    </style:style>
    <style:style style:name="P46"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9252in" style:type="right" style:leader-style="dotted" style:leader-text="."/>
        </style:tab-stops>
      </style:paragraph-properties>
    </style:style>
    <style:style style:name="P50" style:family="paragraph" style:parent-style-name="Contents_20_3">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9252in" style:type="right" style:leader-style="dotted" style:leader-text="."/>
        </style:tab-stops>
      </style:paragraph-properties>
    </style:style>
    <style:style style:name="P52" style:family="paragraph" style:parent-style-name="Standard">
      <style:text-properties officeooo:rsid="007b599a" officeooo:paragraph-rsid="007b599a"/>
    </style:style>
    <style:style style:name="P53" style:family="paragraph" style:parent-style-name="Table_20_Contents">
      <style:text-properties officeooo:rsid="007b599a" officeooo:paragraph-rsid="007b599a"/>
    </style:style>
    <style:style style:name="P54" style:family="paragraph" style:parent-style-name="Standard">
      <style:text-properties officeooo:rsid="0083c320" officeooo:paragraph-rsid="0083c320"/>
    </style:style>
    <style:style style:name="P55" style:family="paragraph" style:parent-style-name="Standard">
      <style:text-properties officeooo:rsid="00890d8f" officeooo:paragraph-rsid="00890d8f"/>
    </style:style>
    <style:style style:name="P56" style:family="paragraph" style:parent-style-name="Heading_20_1" style:master-page-name="First_20_Page">
      <style:paragraph-properties style:page-number="auto"/>
    </style:style>
    <style:style style:name="P57" style:family="paragraph" style:parent-style-name="Heading_20_1">
      <style:paragraph-properties fo:break-before="page"/>
    </style:style>
    <style:style style:name="P58" style:family="paragraph" style:parent-style-name="Heading_20_4">
      <style:text-properties officeooo:rsid="003d9829" officeooo:paragraph-rsid="003d9829"/>
    </style:style>
    <style:style style:name="P59" style:family="paragraph" style:parent-style-name="Heading_20_4">
      <style:text-properties officeooo:rsid="0061da82" officeooo:paragraph-rsid="0061da82"/>
    </style:style>
    <style:style style:name="P60" style:family="paragraph" style:parent-style-name="Heading_20_4">
      <style:text-properties officeooo:rsid="002864f2" officeooo:paragraph-rsid="002864f2"/>
    </style:style>
    <style:style style:name="P61" style:family="paragraph" style:parent-style-name="Heading_20_4">
      <style:text-properties officeooo:rsid="002764ad" officeooo:paragraph-rsid="002764ad"/>
    </style:style>
    <style:style style:name="P62" style:family="paragraph" style:parent-style-name="Heading_20_4">
      <style:text-properties officeooo:paragraph-rsid="00227e7c"/>
    </style:style>
    <style:style style:name="P63" style:family="paragraph" style:parent-style-name="Heading_20_4">
      <style:text-properties officeooo:rsid="008488b0" officeooo:paragraph-rsid="008488b0"/>
    </style:style>
    <style:style style:name="P64" style:family="paragraph" style:parent-style-name="Heading_20_4">
      <style:text-properties officeooo:rsid="00890d8f" officeooo:paragraph-rsid="00890d8f"/>
    </style:style>
    <style:style style:name="P65" style:family="paragraph" style:parent-style-name="Standard" style:list-style-name="L1">
      <style:text-properties officeooo:paragraph-rsid="0031f2b1"/>
    </style:style>
    <style:style style:name="P66" style:family="paragraph" style:parent-style-name="Standard" style:list-style-name="L1">
      <style:text-properties style:font-name="Times New Roman" officeooo:rsid="0061da82" officeooo:paragraph-rsid="0061da82"/>
    </style:style>
    <style:style style:name="P67" style:family="paragraph" style:parent-style-name="Standard" style:list-style-name="L1">
      <style:text-properties style:font-name="Times New Roman"/>
    </style:style>
    <style:style style:name="P68" style:family="paragraph" style:parent-style-name="Standard" style:list-style-name="L2"/>
    <style:style style:name="P69" style:family="paragraph" style:parent-style-name="Standard" style:list-style-name="L3">
      <style:text-properties officeooo:rsid="0063785a" officeooo:paragraph-rsid="0063785a"/>
    </style:style>
    <style:style style:name="P70" style:family="paragraph" style:parent-style-name="Standard" style:list-style-name="L3">
      <style:text-properties officeooo:rsid="0065410a" officeooo:paragraph-rsid="0065410a"/>
    </style:style>
    <style:style style:name="P71" style:family="paragraph" style:parent-style-name="Standard">
      <style:text-properties officeooo:rsid="00422ae8" officeooo:paragraph-rsid="00422ae8"/>
    </style:style>
    <style:style style:name="P72" style:family="paragraph" style:parent-style-name="Standard">
      <style:text-properties officeooo:rsid="00422ae8" officeooo:paragraph-rsid="00909d28"/>
    </style:style>
    <style:style style:name="P73" style:family="paragraph" style:parent-style-name="Standard">
      <style:text-properties officeooo:rsid="004109d5" officeooo:paragraph-rsid="008d6e8c"/>
    </style:style>
    <style:style style:name="P74" style:family="paragraph" style:parent-style-name="Standard">
      <style:text-properties officeooo:rsid="004109d5" officeooo:paragraph-rsid="00422ae8"/>
    </style:style>
    <style:style style:name="P75"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76" style:family="paragraph" style:parent-style-name="Table_20_Contents">
      <style:text-properties officeooo:rsid="004109d5" officeooo:paragraph-rsid="008ca65b"/>
    </style:style>
    <style:style style:name="P77" style:family="paragraph" style:parent-style-name="Table_20_Contents">
      <style:text-properties officeooo:rsid="004109d5" officeooo:paragraph-rsid="004109d5"/>
    </style:style>
    <style:style style:name="P78"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79" style:family="paragraph" style:parent-style-name="Table_20_Contents">
      <style:text-properties officeooo:rsid="0042eb48" officeooo:paragraph-rsid="0042eb48"/>
    </style:style>
    <style:style style:name="P80" style:family="paragraph" style:parent-style-name="Table_20_Contents">
      <style:text-properties style:font-name="Courier New1" fo:font-size="11pt" officeooo:rsid="0042eb48" officeooo:paragraph-rsid="0042eb48" style:font-size-asian="11pt" style:font-size-complex="11pt"/>
    </style:style>
    <style:style style:name="P81" style:family="paragraph" style:parent-style-name="Table_20_Contents">
      <style:text-properties style:font-name="Courier New1" fo:font-size="11pt" officeooo:rsid="0042eb48" officeooo:paragraph-rsid="00567f19" style:font-size-asian="11pt" style:font-size-complex="11pt"/>
    </style:style>
    <style:style style:name="P82" style:family="paragraph" style:parent-style-name="Table_20_Contents">
      <style:text-properties style:font-name="Courier New1" fo:font-size="11pt" officeooo:rsid="00429416" officeooo:paragraph-rsid="00429416" style:font-size-asian="11pt" style:font-size-complex="11pt"/>
    </style:style>
    <style:style style:name="P83" style:family="paragraph" style:parent-style-name="Table_20_Contents">
      <style:text-properties style:font-name="Courier New1" fo:font-size="11pt" officeooo:rsid="00429416" officeooo:paragraph-rsid="0042eb48" style:font-size-asian="11pt" style:font-size-complex="11pt"/>
    </style:style>
    <style:style style:name="P84" style:family="paragraph" style:parent-style-name="Table_20_Contents">
      <style:text-properties officeooo:rsid="00429416" officeooo:paragraph-rsid="00429416"/>
    </style:style>
    <style:style style:name="P85"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88" style:family="paragraph" style:parent-style-name="Table_20_Contents">
      <style:text-properties officeooo:rsid="00542882" officeooo:paragraph-rsid="00542882"/>
    </style:style>
    <style:style style:name="P89" style:family="paragraph" style:parent-style-name="Table_20_Contents">
      <style:text-properties officeooo:rsid="005da468" officeooo:paragraph-rsid="005da468"/>
    </style:style>
    <style:style style:name="P90" style:family="paragraph" style:parent-style-name="Table_20_Contents">
      <style:text-properties officeooo:rsid="00567f19" officeooo:paragraph-rsid="00567f19"/>
    </style:style>
    <style:style style:name="P91" style:family="paragraph" style:parent-style-name="Table_20_Contents">
      <style:text-properties officeooo:rsid="007b599a" officeooo:paragraph-rsid="007b599a"/>
    </style:style>
    <style:style style:name="P92" style:family="paragraph" style:parent-style-name="Table_20_Contents">
      <style:text-properties officeooo:rsid="007b599a" officeooo:paragraph-rsid="008eaa18"/>
    </style:style>
    <style:style style:name="P93" style:family="paragraph">
      <style:paragraph-properties style:writing-mode="lr-tb"/>
      <style:text-properties style:font-name="Liberation Sans" fo:font-size="1pt"/>
    </style:style>
    <style:style style:name="P94"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8d6e8c"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422ae8"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10" style:family="text">
      <style:text-properties officeooo:rsid="00422ae8"/>
    </style:style>
    <style:style style:name="T11" style:family="text">
      <style:text-properties officeooo:rsid="00523f32"/>
    </style:style>
    <style:style style:name="T12" style:family="text">
      <style:text-properties officeooo:rsid="001e7891"/>
    </style:style>
    <style:style style:name="T13" style:family="text">
      <style:text-properties officeooo:rsid="001fea14"/>
    </style:style>
    <style:style style:name="T14" style:family="text">
      <style:text-properties officeooo:rsid="002f93b8"/>
    </style:style>
    <style:style style:name="T15" style:family="text">
      <style:text-properties officeooo:rsid="00215b57"/>
    </style:style>
    <style:style style:name="T16" style:family="text">
      <style:text-properties officeooo:rsid="00224ed1"/>
    </style:style>
    <style:style style:name="T17" style:family="text">
      <style:text-properties officeooo:rsid="002474f0"/>
    </style:style>
    <style:style style:name="T18" style:family="text">
      <style:text-properties officeooo:rsid="003528e2"/>
    </style:style>
    <style:style style:name="T19" style:family="text">
      <style:text-properties officeooo:rsid="003a2b92"/>
    </style:style>
    <style:style style:name="T20" style:family="text">
      <style:text-properties officeooo:rsid="00257083"/>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42eb48" style:font-weight-asian="bold" style:font-weight-complex="bold"/>
    </style:style>
    <style:style style:name="T24" style:family="text">
      <style:text-properties style:text-underline-style="solid" style:text-underline-width="auto" style:text-underline-color="font-color" fo:font-weight="bold" officeooo:rsid="00551b07" style:font-weight-asian="bold" style:font-weight-complex="bold"/>
    </style:style>
    <style:style style:name="T25" style:family="text">
      <style:text-properties style:text-underline-style="solid" style:text-underline-width="auto" style:text-underline-color="font-color" fo:font-weight="bold" officeooo:rsid="005bf056" style:font-weight-asian="bold" style:font-weight-complex="bold"/>
    </style:style>
    <style:style style:name="T26" style:family="text">
      <style:text-properties fo:color="#000000" loext:opacity="100%" fo:font-size="12pt" style:font-name-asian="TimesNewRomanPSMT" style:font-size-asian="12pt" style:font-name-complex="TimesNewRomanPSMT" style:font-size-complex="12pt"/>
    </style:style>
    <style:style style:name="T27" style:family="text">
      <style:text-properties style:text-underline-style="none"/>
    </style:style>
    <style:style style:name="T28" style:family="text">
      <style:text-properties style:text-underline-style="none" officeooo:rsid="002f93b8"/>
    </style:style>
    <style:style style:name="T29" style:family="text">
      <style:text-properties style:text-underline-style="none" fo:font-weight="normal" officeooo:rsid="005bf056" style:font-weight-asian="normal" style:font-weight-complex="normal"/>
    </style:style>
    <style:style style:name="T30" style:family="text">
      <style:text-properties officeooo:rsid="00227e7c"/>
    </style:style>
    <style:style style:name="T31" style:family="text">
      <style:text-properties officeooo:rsid="002764ad"/>
    </style:style>
    <style:style style:name="T32" style:family="text">
      <style:text-properties officeooo:rsid="002864f2"/>
    </style:style>
    <style:style style:name="T33" style:family="text">
      <style:text-properties officeooo:rsid="0029567a"/>
    </style:style>
    <style:style style:name="T34" style:family="text">
      <style:text-properties officeooo:rsid="002e5bce"/>
    </style:style>
    <style:style style:name="T35" style:family="text">
      <style:text-properties officeooo:rsid="0033b918"/>
    </style:style>
    <style:style style:name="T36" style:family="text">
      <style:text-properties officeooo:rsid="0035d152"/>
    </style:style>
    <style:style style:name="T37" style:family="text">
      <style:text-properties officeooo:rsid="00391f4f"/>
    </style:style>
    <style:style style:name="T38" style:family="text">
      <style:text-properties officeooo:rsid="00429416"/>
    </style:style>
    <style:style style:name="T39" style:family="text">
      <style:text-properties officeooo:rsid="0042eb48"/>
    </style:style>
    <style:style style:name="T40" style:family="text">
      <style:text-properties officeooo:rsid="00455921"/>
    </style:style>
    <style:style style:name="T41" style:family="text">
      <style:text-properties officeooo:rsid="00499be0"/>
    </style:style>
    <style:style style:name="T42" style:family="text">
      <style:text-properties officeooo:rsid="00504951"/>
    </style:style>
    <style:style style:name="T43" style:family="text">
      <style:text-properties officeooo:rsid="00542882"/>
    </style:style>
    <style:style style:name="T44" style:family="text">
      <style:text-properties officeooo:rsid="00551b07"/>
    </style:style>
    <style:style style:name="T45" style:family="text">
      <style:text-properties officeooo:rsid="00567169"/>
    </style:style>
    <style:style style:name="T46" style:family="text">
      <style:text-properties officeooo:rsid="00567f19"/>
    </style:style>
    <style:style style:name="T47" style:family="text">
      <style:text-properties officeooo:rsid="00577190"/>
    </style:style>
    <style:style style:name="T48" style:family="text">
      <style:text-properties officeooo:rsid="005a44b5"/>
    </style:style>
    <style:style style:name="T49" style:family="text">
      <style:text-properties officeooo:rsid="005ac7db"/>
    </style:style>
    <style:style style:name="T50" style:family="text">
      <style:text-properties officeooo:rsid="005bf056"/>
    </style:style>
    <style:style style:name="T51" style:family="text">
      <style:text-properties officeooo:rsid="0061e852"/>
    </style:style>
    <style:style style:name="T52" style:family="text">
      <style:text-properties officeooo:rsid="0063785a"/>
    </style:style>
    <style:style style:name="T53" style:family="text">
      <style:text-properties officeooo:rsid="0065410a"/>
    </style:style>
    <style:style style:name="T54" style:family="text">
      <style:text-properties officeooo:rsid="006692ac"/>
    </style:style>
    <style:style style:name="T55" style:family="text">
      <style:text-properties officeooo:rsid="006e1576"/>
    </style:style>
    <style:style style:name="T56" style:family="text">
      <style:text-properties officeooo:rsid="006efa07"/>
    </style:style>
    <style:style style:name="T57" style:family="text">
      <style:text-properties officeooo:rsid="00735763"/>
    </style:style>
    <style:style style:name="T58" style:family="text">
      <style:text-properties officeooo:rsid="004109d5"/>
    </style:style>
    <style:style style:name="T59" style:family="text">
      <style:text-properties officeooo:rsid="00799879"/>
    </style:style>
    <style:style style:name="T60" style:family="text">
      <style:text-properties style:text-position="sub 58%"/>
    </style:style>
    <style:style style:name="T61" style:family="text">
      <style:text-properties style:text-position="sub 58%" officeooo:rsid="00799879"/>
    </style:style>
    <style:style style:name="T62" style:family="text">
      <style:text-properties style:text-position="sub 58%" officeooo:rsid="007b599a"/>
    </style:style>
    <style:style style:name="T63" style:family="text">
      <style:text-properties style:text-position="sub 58%" officeooo:rsid="008ca65b"/>
    </style:style>
    <style:style style:name="T64" style:family="text">
      <style:text-properties style:text-position="sub 58%" style:font-name="DejaVu Sans" officeooo:rsid="008ca65b" style:font-name-asian="Times New Roman1" style:font-name-complex="Times New Roman1"/>
    </style:style>
    <style:style style:name="T65" style:family="text">
      <style:text-properties officeooo:rsid="007b599a"/>
    </style:style>
    <style:style style:name="T66" style:family="text">
      <style:text-properties officeooo:rsid="007d81ae"/>
    </style:style>
    <style:style style:name="T67" style:family="text">
      <style:text-properties officeooo:rsid="00816381"/>
    </style:style>
    <style:style style:name="T68" style:family="text">
      <style:text-properties officeooo:rsid="0081ebd0"/>
    </style:style>
    <style:style style:name="T69" style:family="text">
      <style:text-properties officeooo:rsid="0083c320"/>
    </style:style>
    <style:style style:name="T70" style:family="text">
      <style:text-properties officeooo:rsid="00857ca1"/>
    </style:style>
    <style:style style:name="T71" style:family="text">
      <style:text-properties officeooo:rsid="008750ed"/>
    </style:style>
    <style:style style:name="T72" style:family="text">
      <style:text-properties officeooo:rsid="00890d8f"/>
    </style:style>
    <style:style style:name="T73" style:family="text">
      <style:text-properties officeooo:rsid="008ab6bd"/>
    </style:style>
    <style:style style:name="T74" style:family="text">
      <style:text-properties officeooo:rsid="008ca65b"/>
    </style:style>
    <style:style style:name="T75" style:family="text">
      <style:text-properties style:font-name="DejaVu Sans" style:font-name-asian="Times New Roman1" style:font-name-complex="Times New Roman1"/>
    </style:style>
    <style:style style:name="T76" style:family="text">
      <style:text-properties style:font-name="DejaVu Sans" officeooo:rsid="008ca65b" style:font-name-asian="Times New Roman1" style:font-name-complex="Times New Roman1"/>
    </style:style>
    <style:style style:name="T77" style:family="text">
      <style:text-properties officeooo:rsid="008d6e8c"/>
    </style:style>
    <style:style style:name="T78" style:family="text">
      <style:text-properties officeooo:rsid="008eaa18"/>
    </style:style>
    <style:style style:name="T79" style:family="text">
      <style:text-properties officeooo:rsid="004ab16e"/>
    </style:style>
    <style:style style:name="T80" style:family="text">
      <style:text-properties officeooo:rsid="00909d28"/>
    </style:style>
    <style:style style:name="T81"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5017531907792" text:id="ct95017531907792">
          <text:insertion>
            <office:change-info>
              <dc:creator>Stuart Baker</dc:creator>
              <dc:date>2024-06-23T11:03:27</dc:date>
            </office:change-info>
          </text:insertion>
        </text:changed-region>
        <text:changed-region xml:id="ct95017500278576" text:id="ct95017500278576">
          <text:insertion>
            <office:change-info>
              <dc:creator>Stuart Baker</dc:creator>
              <dc:date>2024-06-23T11:05:08</dc:date>
            </office:change-info>
          </text:insertion>
        </text:changed-region>
        <text:changed-region xml:id="ct95017344756176" text:id="ct95017344756176">
          <text:deletion>
            <office:change-info>
              <dc:creator>Stuart Baker</dc:creator>
              <dc:date>2024-06-23T11:03:22</dc:date>
            </office:change-info>
            <text:p text:style-name="P13"><text:span text:style-name="T60">aaaaaa</text:span></text:p>
          </text:deletion>
        </text:changed-region>
        <text:changed-region xml:id="ct95017513688096" text:id="ct95017513688096">
          <text:insertion>
            <office:change-info>
              <dc:creator>Stuart Baker</dc:creator>
              <dc:date>2024-06-23T11:06:31</dc:date>
            </office:change-info>
          </text:insertion>
        </text:changed-region>
        <text:changed-region xml:id="ct95017529902736" text:id="ct95017529902736">
          <text:deletion>
            <office:change-info>
              <dc:creator>Stuart Baker</dc:creator>
              <dc:date>2024-06-23T11:05:46</dc:date>
            </office:change-info>
            <text:p text:style-name="P76"><text:span text:style-name="T75">AAA</text:span></text:p>
          </text:deletion>
        </text:changed-region>
        <text:changed-region xml:id="ct95017523484704" text:id="ct95017523484704">
          <text:deletion>
            <office:change-info>
              <dc:creator>Stuart Baker</dc:creator>
              <dc:date>2024-06-23T11:03:10</dc:date>
            </office:change-info>
            <text:p text:style-name="P76"><text:span text:style-name="T75">CDDD</text:span></text:p>
          </text:deletion>
        </text:changed-region>
        <text:changed-region xml:id="ct95017471301120" text:id="ct95017471301120">
          <text:insertion>
            <office:change-info>
              <dc:creator>Stuart Baker</dc:creator>
              <dc:date>2024-06-23T11:11:42</dc:date>
            </office:change-info>
          </text:insertion>
        </text:changed-region>
        <text:changed-region xml:id="ct95017509275072" text:id="ct95017509275072">
          <text:deletion>
            <office:change-info>
              <dc:creator>Stuart Baker</dc:creator>
              <dc:date>2024-06-23T11:11:41</dc:date>
            </office:change-info>
            <text:p text:style-name="P13">0</text:p>
          </text:deletion>
        </text:changed-region>
        <text:changed-region xml:id="ct95017434433808" text:id="ct95017434433808">
          <text:insertion>
            <office:change-info>
              <dc:creator>Stuart Baker</dc:creator>
              <dc:date>2024-06-23T11:11:46</dc:date>
            </office:change-info>
          </text:insertion>
        </text:changed-region>
        <text:changed-region xml:id="ct95017447136736" text:id="ct95017447136736">
          <text:deletion>
            <office:change-info>
              <dc:creator>Stuart Baker</dc:creator>
              <dc:date>2024-06-23T11:11:46</dc:date>
            </office:change-info>
            <text:p text:style-name="P13">3</text:p>
          </text:deletion>
        </text:changed-region>
        <text:changed-region xml:id="ct95017482101408" text:id="ct95017482101408">
          <text:insertion>
            <office:change-info>
              <dc:creator>Stuart Baker</dc:creator>
              <dc:date>2024-06-23T11:11:50</dc:date>
            </office:change-info>
          </text:insertion>
        </text:changed-region>
        <text:changed-region xml:id="ct95017482202272" text:id="ct95017482202272">
          <text:insertion>
            <office:change-info>
              <dc:creator>Stuart Baker</dc:creator>
              <dc:date>2024-06-23T11:12:53</dc:date>
            </office:change-info>
          </text:insertion>
        </text:changed-region>
        <text:changed-region xml:id="ct95017511034736" text:id="ct95017511034736">
          <text:deletion>
            <office:change-info>
              <dc:creator>Stuart Baker</dc:creator>
              <dc:date>2024-06-23T11:14:12</dc:date>
            </office:change-info>
            <text:p text:style-name="P73"><text:span text:style-name="T10">AAA</text:span></text:p>
          </text:deletion>
        </text:changed-region>
        <text:changed-region xml:id="ct95017485625440" text:id="ct95017485625440">
          <text:insertion>
            <office:change-info>
              <dc:creator>Stuart Baker</dc:creator>
              <dc:date>2024-06-23T11:14:12</dc:date>
            </office:change-info>
          </text:insertion>
        </text:changed-region>
        <text:changed-region xml:id="ct95017508738416" text:id="ct95017508738416">
          <text:insertion>
            <office:change-info>
              <dc:creator>Stuart Baker</dc:creator>
              <dc:date>2024-06-23T11:14:32</dc:date>
            </office:change-info>
          </text:insertion>
        </text:changed-region>
        <text:changed-region xml:id="ct95017491319584" text:id="ct95017491319584">
          <text:deletion>
            <office:change-info>
              <dc:creator>Stuart Baker</dc:creator>
              <dc:date>2024-06-23T11:15:18</dc:date>
            </office:change-info>
            <text:p text:style-name="P11"><text:span text:style-name="T7">C</text:span></text:p>
          </text:deletion>
        </text:changed-region>
        <text:changed-region xml:id="ct95017519543360" text:id="ct95017519543360">
          <text:insertion>
            <office:change-info>
              <dc:creator>Stuart Baker</dc:creator>
              <dc:date>2024-06-23T11:14:59</dc:date>
            </office:change-info>
          </text:insertion>
        </text:changed-region>
        <text:changed-region xml:id="ct95017527222912" text:id="ct95017527222912">
          <text:deletion>
            <office:change-info>
              <dc:creator>Stuart Baker</dc:creator>
              <dc:date>2024-06-23T11:16:16</dc:date>
            </office:change-info>
            <text:p text:style-name="P11"><text:span text:style-name="T10">;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deletion>
        </text:changed-region>
        <text:changed-region xml:id="ct95017433642752" text:id="ct95017433642752">
          <text:insertion>
            <office:change-info>
              <dc:creator>Stuart Baker</dc:creator>
              <dc:date>2024-06-23T11:16:37</dc:date>
            </office:change-info>
          </text:insertion>
        </text:changed-region>
        <text:changed-region xml:id="ct95017479657776" text:id="ct95017479657776">
          <text:deletion>
            <office:change-info>
              <dc:creator>Stuart Baker</dc:creator>
              <dc:date>2024-06-23T11:16:38</dc:date>
            </office:change-info>
            <text:p text:style-name="P15"><text:span text:style-name="T47">0</text:span></text:p>
          </text:deletion>
        </text:changed-region>
        <text:changed-region xml:id="ct95017523468864" text:id="ct95017523468864">
          <text:insertion>
            <office:change-info>
              <dc:creator>Stuart Baker</dc:creator>
              <dc:date>2024-06-23T11:16:49</dc:date>
            </office:change-info>
          </text:insertion>
        </text:changed-region>
        <text:changed-region xml:id="ct95017517641824" text:id="ct95017517641824">
          <text:insertion>
            <office:change-info>
              <dc:creator>Stuart Baker</dc:creator>
              <dc:date>2024-06-23T11:19:01</dc:date>
            </office:change-info>
          </text:insertion>
        </text:changed-region>
        <text:changed-region xml:id="ct95017511893920" text:id="ct95017511893920">
          <text:deletion>
            <office:change-info>
              <dc:creator>Stuart Baker</dc:creator>
              <dc:date>2024-06-23T11:19:41</dc:date>
            </office:change-info>
            <text:p text:style-name="P15">, as follows <text:span text:style-name="T40">in bold/underline with a repeating pattern throughout the address space. </text:span></text:p>
          </text:deletion>
        </text:changed-region>
        <text:changed-region xml:id="ct95017397151136" text:id="ct95017397151136">
          <text:insertion>
            <office:change-info>
              <dc:creator>Stuart Baker</dc:creator>
              <dc:date>2024-06-23T11:19:48</dc:date>
            </office:change-info>
          </text:insertion>
        </text:changed-region>
        <text:changed-region xml:id="ct95017531425824" text:id="ct95017531425824">
          <text:insertion>
            <office:change-info>
              <dc:creator>Stuart Baker</dc:creator>
              <dc:date>2024-06-23T11:19:52</dc:date>
            </office:change-info>
          </text:insertion>
        </text:changed-region>
        <text:changed-region xml:id="ct95017482480112" text:id="ct95017482480112">
          <text:deletion>
            <office:change-info>
              <dc:creator>Stuart Baker</dc:creator>
              <dc:date>2024-06-23T11:20:57</dc:date>
            </office:change-info>
            <text:p text:style-name="P15"><text:span text:style-name="T40"><text:s/>Grey cells mark addresses that do not exist in the opposing scheme.</text:span></text:p>
          </text:deletion>
        </text:changed-region>
        <text:changed-region xml:id="ct95017555553344" text:id="ct95017555553344">
          <text:deletion>
            <office:change-info>
              <dc:creator>Stuart Baker</dc:creator>
              <dc:date>2024-06-23T11:18:49</dc:date>
            </office:change-info>
            <text:p text:style-name="P25">User Facing Address</text:p>
          </text:deletion>
        </text:changed-region>
        <text:changed-region xml:id="ct95017555422400" text:id="ct95017555422400">
          <text:deletion>
            <office:change-info>
              <dc:creator>Stuart Baker</dc:creator>
              <dc:date>2024-06-23T11:18:49</dc:date>
            </office:change-info>
            <text:p text:style-name="P24"><text:span text:style-name="T40">DCC </text:span>Vendor A Binary Address</text:p>
          </text:deletion>
        </text:changed-region>
        <text:changed-region xml:id="ct95017555724880" text:id="ct95017555724880">
          <text:deletion>
            <office:change-info>
              <dc:creator>Stuart Baker</dc:creator>
              <dc:date>2024-06-23T11:18:49</dc:date>
            </office:change-info>
            <text:p text:style-name="P25"><text:span text:style-name="T40">DCC </text:span>Vendor B Binary Address</text:p>
          </text:deletion>
        </text:changed-region>
        <text:changed-region xml:id="ct95017487170832" text:id="ct95017487170832">
          <text:deletion>
            <office:change-info>
              <dc:creator>Stuart Baker</dc:creator>
              <dc:date>2024-06-23T11:18:49</dc:date>
            </office:change-info>
            <text:p text:style-name="P24">DCC Format</text:p>
          </text:deletion>
        </text:changed-region>
        <text:changed-region xml:id="ct95017511258320" text:id="ct95017511258320">
          <text:deletion>
            <office:change-info>
              <dc:creator>Stuart Baker</dc:creator>
              <dc:date>2024-06-23T11:18:49</dc:date>
            </office:change-info>
            <text:p text:style-name="P25">OpenLCB Format</text:p>
          </text:deletion>
        </text:changed-region>
        <text:changed-region xml:id="ct95017474373392" text:id="ct95017474373392">
          <text:deletion>
            <office:change-info>
              <dc:creator>Stuart Baker</dc:creator>
              <dc:date>2024-06-23T11:18:49</dc:date>
            </office:change-info>
            <text:p text:style-name="P25">DCC Format</text:p>
          </text:deletion>
        </text:changed-region>
        <text:changed-region xml:id="ct95017533025232" text:id="ct95017533025232">
          <text:deletion>
            <office:change-info>
              <dc:creator>Stuart Baker</dc:creator>
              <dc:date>2024-06-23T11:18:49</dc:date>
            </office:change-info>
            <text:p text:style-name="P25">OpenLCB Format</text:p>
          </text:deletion>
        </text:changed-region>
        <text:changed-region xml:id="ct95017523398032" text:id="ct95017523398032">
          <text:deletion>
            <office:change-info>
              <dc:creator>Stuart Baker</dc:creator>
              <dc:date>2024-06-23T11:18:49</dc:date>
            </office:change-info>
            <text:p text:style-name="P42">Reference</text:p>
          </text:deletion>
        </text:changed-region>
        <text:changed-region xml:id="ct95017480936256" text:id="ct95017480936256">
          <text:deletion>
            <office:change-info>
              <dc:creator>Stuart Baker</dc:creator>
              <dc:date>2024-06-23T11:18:49</dc:date>
            </office:change-info>
            <text:p text:style-name="P36">0bAAAaaaaaaDDD</text:p>
          </text:deletion>
        </text:changed-region>
        <text:changed-region xml:id="ct95017555479168" text:id="ct95017555479168">
          <text:deletion>
            <office:change-info>
              <dc:creator>Stuart Baker</dc:creator>
              <dc:date>2024-06-23T11:18:49</dc:date>
            </office:change-info>
            <text:p text:style-name="P36">0bAAAaaaaaaDDD</text:p>
          </text:deletion>
        </text:changed-region>
        <text:changed-region xml:id="ct95017555550080" text:id="ct95017555550080">
          <text:deletion>
            <office:change-info>
              <dc:creator>Stuart Baker</dc:creator>
              <dc:date>2024-06-23T11:18:49</dc:date>
            </office:change-info>
            <text:p text:style-name="P36">0bAAAaaaaaaDDD</text:p>
          </text:deletion>
        </text:changed-region>
        <text:changed-region xml:id="ct95017555668320" text:id="ct95017555668320">
          <text:deletion>
            <office:change-info>
              <dc:creator>Stuart Baker</dc:creator>
              <dc:date>2024-06-23T11:18:49</dc:date>
            </office:change-info>
            <text:p text:style-name="P36">0bAAAaaaaaaDDD</text:p>
          </text:deletion>
        </text:changed-region>
        <text:changed-region xml:id="ct95017555480464" text:id="ct95017555480464">
          <text:deletion>
            <office:change-info>
              <dc:creator>Stuart Baker</dc:creator>
              <dc:date>2024-06-23T11:18:49</dc:date>
            </office:change-info>
            <text:p text:style-name="P43">1 (normal)</text:p>
          </text:deletion>
        </text:changed-region>
        <text:changed-region xml:id="ct95017487599120" text:id="ct95017487599120">
          <text:deletion>
            <office:change-info>
              <dc:creator>Stuart Baker</dc:creator>
              <dc:date>2024-06-23T11:18:49</dc:date>
            </office:change-info>
            <text:p text:style-name="P35">0b111000001001</text:p>
          </text:deletion>
        </text:changed-region>
        <text:changed-region xml:id="ct95017555686928" text:id="ct95017555686928">
          <text:deletion>
            <office:change-info>
              <dc:creator>Stuart Baker</dc:creator>
              <dc:date>2024-06-23T11:18:49</dc:date>
            </office:change-info>
            <text:p text:style-name="P35">0b000000001001</text:p>
          </text:deletion>
        </text:changed-region>
        <text:changed-region xml:id="ct95017513219024" text:id="ct95017513219024">
          <text:deletion>
            <office:change-info>
              <dc:creator>Stuart Baker</dc:creator>
              <dc:date>2024-06-23T11:18:49</dc:date>
            </office:change-info>
            <text:p text:style-name="P35">0b111000001001</text:p>
          </text:deletion>
        </text:changed-region>
        <text:changed-region xml:id="ct95017494813728" text:id="ct95017494813728">
          <text:deletion>
            <office:change-info>
              <dc:creator>Stuart Baker</dc:creator>
              <dc:date>2024-06-23T11:18:49</dc:date>
            </office:change-info>
            <text:p text:style-name="P35">0b000000001001</text:p>
          </text:deletion>
        </text:changed-region>
        <text:changed-region xml:id="ct95017486249264" text:id="ct95017486249264">
          <text:deletion>
            <office:change-info>
              <dc:creator>Stuart Baker</dc:creator>
              <dc:date>2024-06-23T11:18:49</dc:date>
            </office:change-info>
            <text:p text:style-name="P43">1 (reverse)</text:p>
          </text:deletion>
        </text:changed-region>
        <text:changed-region xml:id="ct95017514413264" text:id="ct95017514413264">
          <text:deletion>
            <office:change-info>
              <dc:creator>Stuart Baker</dc:creator>
              <dc:date>2024-06-23T11:18:49</dc:date>
            </office:change-info>
            <text:p text:style-name="P35">0b111000001000</text:p>
          </text:deletion>
        </text:changed-region>
        <text:changed-region xml:id="ct95017496970080" text:id="ct95017496970080">
          <text:deletion>
            <office:change-info>
              <dc:creator>Stuart Baker</dc:creator>
              <dc:date>2024-06-23T11:18:49</dc:date>
            </office:change-info>
            <text:p text:style-name="P34">0b00000000100<text:span text:style-name="T39">0</text:span></text:p>
          </text:deletion>
        </text:changed-region>
        <text:changed-region xml:id="ct95017437711024" text:id="ct95017437711024">
          <text:deletion>
            <office:change-info>
              <dc:creator>Stuart Baker</dc:creator>
              <dc:date>2024-06-23T11:18:49</dc:date>
            </office:change-info>
            <text:p text:style-name="P35">0b111000001000</text:p>
          </text:deletion>
        </text:changed-region>
        <text:changed-region xml:id="ct95017519642864" text:id="ct95017519642864">
          <text:deletion>
            <office:change-info>
              <dc:creator>Stuart Baker</dc:creator>
              <dc:date>2024-06-23T11:18:49</dc:date>
            </office:change-info>
            <text:p text:style-name="P34">0b00000000100<text:span text:style-name="T39">0</text:span></text:p>
          </text:deletion>
        </text:changed-region>
        <text:changed-region xml:id="ct95017477737840" text:id="ct95017477737840">
          <text:deletion>
            <office:change-info>
              <dc:creator>Stuart Baker</dc:creator>
              <dc:date>2024-06-23T11:18:49</dc:date>
            </office:change-info>
            <text:p text:style-name="P43">252</text:p>
          </text:deletion>
        </text:changed-region>
        <text:changed-region xml:id="ct95017555479664" text:id="ct95017555479664">
          <text:deletion>
            <office:change-info>
              <dc:creator>Stuart Baker</dc:creator>
              <dc:date>2024-06-23T11:18:49</dc:date>
            </office:change-info>
            <text:p text:style-name="P35">0x11111111111x</text:p>
          </text:deletion>
        </text:changed-region>
        <text:changed-region xml:id="ct95017555531648" text:id="ct95017555531648">
          <text:deletion>
            <office:change-info>
              <dc:creator>Stuart Baker</dc:creator>
              <dc:date>2024-06-23T11:18:49</dc:date>
            </office:change-info>
            <text:p text:style-name="P34">0b000<text:span text:style-name="T42">11111111x</text:span></text:p>
          </text:deletion>
        </text:changed-region>
        <text:changed-region xml:id="ct95017555434960" text:id="ct95017555434960">
          <text:deletion>
            <office:change-info>
              <dc:creator>Stuart Baker</dc:creator>
              <dc:date>2024-06-23T11:18:49</dc:date>
            </office:change-info>
            <text:p text:style-name="P35">0b11111111111x</text:p>
          </text:deletion>
        </text:changed-region>
        <text:changed-region xml:id="ct95017519460848" text:id="ct95017519460848">
          <text:deletion>
            <office:change-info>
              <dc:creator>Stuart Baker</dc:creator>
              <dc:date>2024-06-23T11:18:49</dc:date>
            </office:change-info>
            <text:p text:style-name="P34">0b000<text:span text:style-name="T42">11111111x</text:span></text:p>
          </text:deletion>
        </text:changed-region>
        <text:changed-region xml:id="ct95017555594544" text:id="ct95017555594544">
          <text:deletion>
            <office:change-info>
              <dc:creator>Stuart Baker</dc:creator>
              <dc:date>2024-06-23T11:18:49</dc:date>
            </office:change-info>
            <text:p text:style-name="P40">253</text:p>
          </text:deletion>
        </text:changed-region>
        <text:changed-region xml:id="ct95017439134880" text:id="ct95017439134880">
          <text:deletion>
            <office:change-info>
              <dc:creator>Stuart Baker</dc:creator>
              <dc:date>2024-06-23T11:18:49</dc:date>
            </office:change-info>
            <text:p text:style-name="P35">0b11<text:span text:style-name="T22">1</text:span>00000000x</text:p>
          </text:deletion>
        </text:changed-region>
        <text:changed-region xml:id="ct95017555754064" text:id="ct95017555754064">
          <text:deletion>
            <office:change-info>
              <dc:creator>Stuart Baker</dc:creator>
              <dc:date>2024-06-23T11:18:49</dc:date>
            </office:change-info>
            <text:p text:style-name="P34">0b00<text:span text:style-name="T22">0</text:span>00000<text:span text:style-name="T39">0</text:span>00<text:span text:style-name="T39">x</text:span></text:p>
          </text:deletion>
        </text:changed-region>
        <text:changed-region xml:id="ct95017555437456" text:id="ct95017555437456">
          <text:deletion>
            <office:change-info>
              <dc:creator>Stuart Baker</dc:creator>
              <dc:date>2024-06-23T11:18:49</dc:date>
            </office:change-info>
            <text:p text:style-name="P35">0b11<text:span text:style-name="T22">0</text:span>00000000x</text:p>
          </text:deletion>
        </text:changed-region>
        <text:changed-region xml:id="ct95017555478352" text:id="ct95017555478352">
          <text:deletion>
            <office:change-info>
              <dc:creator>Stuart Baker</dc:creator>
              <dc:date>2024-06-23T11:18:49</dc:date>
            </office:change-info>
            <text:p text:style-name="P34">0b00<text:span text:style-name="T23">1</text:span>00000<text:span text:style-name="T39">0</text:span>00<text:span text:style-name="T39">x</text:span></text:p>
          </text:deletion>
        </text:changed-region>
        <text:changed-region xml:id="ct95017555722192" text:id="ct95017555722192">
          <text:deletion>
            <office:change-info>
              <dc:creator>Stuart Baker</dc:creator>
              <dc:date>2024-06-23T11:18:49</dc:date>
            </office:change-info>
            <text:p text:style-name="P40">25<text:span text:style-name="T11">6</text:span></text:p>
          </text:deletion>
        </text:changed-region>
        <text:changed-region xml:id="ct95017508280448" text:id="ct95017508280448">
          <text:deletion>
            <office:change-info>
              <dc:creator>Stuart Baker</dc:creator>
              <dc:date>2024-06-23T11:18:49</dc:date>
            </office:change-info>
            <text:p text:style-name="P35">0b11<text:span text:style-name="T22">1</text:span>000000<text:span text:style-name="T11">11</text:span>x</text:p>
          </text:deletion>
        </text:changed-region>
        <text:changed-region xml:id="ct95017522662864" text:id="ct95017522662864">
          <text:deletion>
            <office:change-info>
              <dc:creator>Stuart Baker</dc:creator>
              <dc:date>2024-06-23T11:18:49</dc:date>
            </office:change-info>
            <text:p text:style-name="P34">0b00<text:span text:style-name="T22">0</text:span>00000<text:span text:style-name="T39">011x</text:span></text:p>
          </text:deletion>
        </text:changed-region>
        <text:changed-region xml:id="ct95017485494144" text:id="ct95017485494144">
          <text:deletion>
            <office:change-info>
              <dc:creator>Stuart Baker</dc:creator>
              <dc:date>2024-06-23T11:18:49</dc:date>
            </office:change-info>
            <text:p text:style-name="P35">0b11<text:span text:style-name="T22">0</text:span>000000<text:span text:style-name="T11">11</text:span>x</text:p>
          </text:deletion>
        </text:changed-region>
        <text:changed-region xml:id="ct95017512444560" text:id="ct95017512444560">
          <text:deletion>
            <office:change-info>
              <dc:creator>Stuart Baker</dc:creator>
              <dc:date>2024-06-23T11:18:49</dc:date>
            </office:change-info>
            <text:p text:style-name="P34">0b00<text:span text:style-name="T23">1</text:span>00000<text:span text:style-name="T39">011x</text:span></text:p>
          </text:deletion>
        </text:changed-region>
        <text:changed-region xml:id="ct95017489248448" text:id="ct95017489248448">
          <text:deletion>
            <office:change-info>
              <dc:creator>Stuart Baker</dc:creator>
              <dc:date>2024-06-23T11:18:49</dc:date>
            </office:change-info>
            <text:p text:style-name="P42">257</text:p>
          </text:deletion>
        </text:changed-region>
        <text:changed-region xml:id="ct95017452865888" text:id="ct95017452865888">
          <text:deletion>
            <office:change-info>
              <dc:creator>Stuart Baker</dc:creator>
              <dc:date>2024-06-23T11:18:49</dc:date>
            </office:change-info>
            <text:p text:style-name="P36">0b11000000100x</text:p>
          </text:deletion>
        </text:changed-region>
        <text:changed-region xml:id="ct95017523886080" text:id="ct95017523886080">
          <text:deletion>
            <office:change-info>
              <dc:creator>Stuart Baker</dc:creator>
              <dc:date>2024-06-23T11:18:49</dc:date>
            </office:change-info>
            <text:p text:style-name="P36">0b00100000100x</text:p>
          </text:deletion>
        </text:changed-region>
        <text:changed-region xml:id="ct95017487718496" text:id="ct95017487718496">
          <text:deletion>
            <office:change-info>
              <dc:creator>Stuart Baker</dc:creator>
              <dc:date>2024-06-23T11:18:49</dc:date>
            </office:change-info>
            <text:p text:style-name="P36">0b11000000100x</text:p>
          </text:deletion>
        </text:changed-region>
        <text:changed-region xml:id="ct95017534373232" text:id="ct95017534373232">
          <text:deletion>
            <office:change-info>
              <dc:creator>Stuart Baker</dc:creator>
              <dc:date>2024-06-23T11:18:49</dc:date>
            </office:change-info>
            <text:p text:style-name="P36">0b00100000100x</text:p>
          </text:deletion>
        </text:changed-region>
        <text:changed-region xml:id="ct95017439061168" text:id="ct95017439061168">
          <text:deletion>
            <office:change-info>
              <dc:creator>Stuart Baker</dc:creator>
              <dc:date>2024-06-23T11:18:49</dc:date>
            </office:change-info>
            <text:p text:style-name="P38">508</text:p>
          </text:deletion>
        </text:changed-region>
        <text:changed-region xml:id="ct95017534709728" text:id="ct95017534709728">
          <text:deletion>
            <office:change-info>
              <dc:creator>Stuart Baker</dc:creator>
              <dc:date>2024-06-23T11:18:49</dc:date>
            </office:change-info>
            <text:p text:style-name="P35">0x11<text:span text:style-name="T43">0</text:span>11111111x</text:p>
          </text:deletion>
        </text:changed-region>
        <text:changed-region xml:id="ct95017527534880" text:id="ct95017527534880">
          <text:deletion>
            <office:change-info>
              <dc:creator>Stuart Baker</dc:creator>
              <dc:date>2024-06-23T11:18:49</dc:date>
            </office:change-info>
            <text:p text:style-name="P34">0b00<text:span text:style-name="T43">111111111x</text:span></text:p>
          </text:deletion>
        </text:changed-region>
        <text:changed-region xml:id="ct95017446883584" text:id="ct95017446883584">
          <text:deletion>
            <office:change-info>
              <dc:creator>Stuart Baker</dc:creator>
              <dc:date>2024-06-23T11:18:49</dc:date>
            </office:change-info>
            <text:p text:style-name="P35">0b11<text:span text:style-name="T43">0</text:span>11111111x</text:p>
          </text:deletion>
        </text:changed-region>
        <text:changed-region xml:id="ct95017440234128" text:id="ct95017440234128">
          <text:deletion>
            <office:change-info>
              <dc:creator>Stuart Baker</dc:creator>
              <dc:date>2024-06-23T11:18:49</dc:date>
            </office:change-info>
            <text:p text:style-name="P34">0b00<text:span text:style-name="T43">111111111x</text:span></text:p>
          </text:deletion>
        </text:changed-region>
        <text:changed-region xml:id="ct95017532148528" text:id="ct95017532148528">
          <text:deletion>
            <office:change-info>
              <dc:creator>Stuart Baker</dc:creator>
              <dc:date>2024-06-23T11:18:49</dc:date>
            </office:change-info>
            <text:p text:style-name="P39">509</text:p>
          </text:deletion>
        </text:changed-region>
        <text:changed-region xml:id="ct95017531789680" text:id="ct95017531789680">
          <text:deletion>
            <office:change-info>
              <dc:creator>Stuart Baker</dc:creator>
              <dc:date>2024-06-23T11:18:49</dc:date>
            </office:change-info>
            <text:p text:style-name="P35">0b1<text:span text:style-name="T22">1</text:span><text:span text:style-name="T24">0</text:span>00000000x</text:p>
          </text:deletion>
        </text:changed-region>
        <text:changed-region xml:id="ct95017401306352" text:id="ct95017401306352">
          <text:deletion>
            <office:change-info>
              <dc:creator>Stuart Baker</dc:creator>
              <dc:date>2024-06-23T11:18:49</dc:date>
            </office:change-info>
            <text:p text:style-name="P34">0b0<text:span text:style-name="T22">0</text:span><text:span text:style-name="T24">1</text:span>00000<text:span text:style-name="T39">0</text:span>00<text:span text:style-name="T39">x</text:span></text:p>
          </text:deletion>
        </text:changed-region>
        <text:changed-region xml:id="ct95017496829088" text:id="ct95017496829088">
          <text:deletion>
            <office:change-info>
              <dc:creator>Stuart Baker</dc:creator>
              <dc:date>2024-06-23T11:18:49</dc:date>
            </office:change-info>
            <text:p text:style-name="P35">0b1<text:span text:style-name="T24">01</text:span>00000000x</text:p>
          </text:deletion>
        </text:changed-region>
        <text:changed-region xml:id="ct95017529186608" text:id="ct95017529186608">
          <text:deletion>
            <office:change-info>
              <dc:creator>Stuart Baker</dc:creator>
              <dc:date>2024-06-23T11:18:49</dc:date>
            </office:change-info>
            <text:p text:style-name="P34">0b0<text:span text:style-name="T24">10</text:span>00000<text:span text:style-name="T39">0</text:span>00<text:span text:style-name="T39">x</text:span></text:p>
          </text:deletion>
        </text:changed-region>
        <text:changed-region xml:id="ct95017495650032" text:id="ct95017495650032">
          <text:deletion>
            <office:change-info>
              <dc:creator>Stuart Baker</dc:creator>
              <dc:date>2024-06-23T11:18:49</dc:date>
            </office:change-info>
            <text:p text:style-name="P39">512</text:p>
          </text:deletion>
        </text:changed-region>
        <text:changed-region xml:id="ct95017522979312" text:id="ct95017522979312">
          <text:deletion>
            <office:change-info>
              <dc:creator>Stuart Baker</dc:creator>
              <dc:date>2024-06-23T11:18:49</dc:date>
            </office:change-info>
            <text:p text:style-name="P35">0b1<text:span text:style-name="T22">1</text:span><text:span text:style-name="T24">0</text:span>000000<text:span text:style-name="T11">11</text:span>x</text:p>
          </text:deletion>
        </text:changed-region>
        <text:changed-region xml:id="ct95017496894560" text:id="ct95017496894560">
          <text:deletion>
            <office:change-info>
              <dc:creator>Stuart Baker</dc:creator>
              <dc:date>2024-06-23T11:18:49</dc:date>
            </office:change-info>
            <text:p text:style-name="P34">0b0<text:span text:style-name="T22">0</text:span><text:span text:style-name="T24">1</text:span>00000<text:span text:style-name="T39">011x</text:span></text:p>
          </text:deletion>
        </text:changed-region>
        <text:changed-region xml:id="ct95017496600048" text:id="ct95017496600048">
          <text:deletion>
            <office:change-info>
              <dc:creator>Stuart Baker</dc:creator>
              <dc:date>2024-06-23T11:18:49</dc:date>
            </office:change-info>
            <text:p text:style-name="P35">0b1<text:span text:style-name="T24">01</text:span>000000<text:span text:style-name="T11">11</text:span>x</text:p>
          </text:deletion>
        </text:changed-region>
        <text:changed-region xml:id="ct95017510116336" text:id="ct95017510116336">
          <text:deletion>
            <office:change-info>
              <dc:creator>Stuart Baker</dc:creator>
              <dc:date>2024-06-23T11:18:49</dc:date>
            </office:change-info>
            <text:p text:style-name="P34">0b0<text:span text:style-name="T24">10</text:span>00000<text:span text:style-name="T39">011x</text:span></text:p>
          </text:deletion>
        </text:changed-region>
        <text:changed-region xml:id="ct95017496031648" text:id="ct95017496031648">
          <text:deletion>
            <office:change-info>
              <dc:creator>Stuart Baker</dc:creator>
              <dc:date>2024-06-23T11:18:49</dc:date>
            </office:change-info>
            <text:p text:style-name="P38">513</text:p>
          </text:deletion>
        </text:changed-region>
        <text:changed-region xml:id="ct95017509168032" text:id="ct95017509168032">
          <text:deletion>
            <office:change-info>
              <dc:creator>Stuart Baker</dc:creator>
              <dc:date>2024-06-23T11:18:49</dc:date>
            </office:change-info>
            <text:p text:style-name="P36">0b1<text:span text:style-name="T44">01</text:span>00000100x</text:p>
          </text:deletion>
        </text:changed-region>
        <text:changed-region xml:id="ct95017516653392" text:id="ct95017516653392">
          <text:deletion>
            <office:change-info>
              <dc:creator>Stuart Baker</dc:creator>
              <dc:date>2024-06-23T11:18:49</dc:date>
            </office:change-info>
            <text:p text:style-name="P36">0b0<text:span text:style-name="T44">10</text:span>00000100x</text:p>
          </text:deletion>
        </text:changed-region>
        <text:changed-region xml:id="ct95017513689104" text:id="ct95017513689104">
          <text:deletion>
            <office:change-info>
              <dc:creator>Stuart Baker</dc:creator>
              <dc:date>2024-06-23T11:18:49</dc:date>
            </office:change-info>
            <text:p text:style-name="P36">0b1<text:span text:style-name="T44">01</text:span>00000100x</text:p>
          </text:deletion>
        </text:changed-region>
        <text:changed-region xml:id="ct95017512954032" text:id="ct95017512954032">
          <text:deletion>
            <office:change-info>
              <dc:creator>Stuart Baker</dc:creator>
              <dc:date>2024-06-23T11:18:49</dc:date>
            </office:change-info>
            <text:p text:style-name="P36">0b0<text:span text:style-name="T44">10</text:span>00000100x</text:p>
          </text:deletion>
        </text:changed-region>
        <text:changed-region xml:id="ct95017464821936" text:id="ct95017464821936">
          <text:deletion>
            <office:change-info>
              <dc:creator>Stuart Baker</dc:creator>
              <dc:date>2024-06-23T11:18:49</dc:date>
            </office:change-info>
            <text:p text:style-name="P45">1788</text:p>
          </text:deletion>
        </text:changed-region>
        <text:changed-region xml:id="ct95017523571488" text:id="ct95017523571488">
          <text:deletion>
            <office:change-info>
              <dc:creator>Stuart Baker</dc:creator>
              <dc:date>2024-06-23T11:18:49</dc:date>
            </office:change-info>
            <text:p text:style-name="P35">0x<text:span text:style-name="T50">001</text:span>11111111x</text:p>
          </text:deletion>
        </text:changed-region>
        <text:changed-region xml:id="ct95017489238224" text:id="ct95017489238224">
          <text:deletion>
            <office:change-info>
              <dc:creator>Stuart Baker</dc:creator>
              <dc:date>2024-06-23T11:18:49</dc:date>
            </office:change-info>
            <text:p text:style-name="P34">0b<text:span text:style-name="T49">11011111111x</text:span></text:p>
          </text:deletion>
        </text:changed-region>
        <text:changed-region xml:id="ct95017515227040" text:id="ct95017515227040">
          <text:deletion>
            <office:change-info>
              <dc:creator>Stuart Baker</dc:creator>
              <dc:date>2024-06-23T11:18:49</dc:date>
            </office:change-info>
            <text:p text:style-name="P35">0b<text:span text:style-name="T50">001</text:span>11111111x</text:p>
          </text:deletion>
        </text:changed-region>
        <text:changed-region xml:id="ct95017487953344" text:id="ct95017487953344">
          <text:deletion>
            <office:change-info>
              <dc:creator>Stuart Baker</dc:creator>
              <dc:date>2024-06-23T11:18:49</dc:date>
            </office:change-info>
            <text:p text:style-name="P34">0b<text:span text:style-name="T50">11011111111x</text:span></text:p>
          </text:deletion>
        </text:changed-region>
        <text:changed-region xml:id="ct95017406545408" text:id="ct95017406545408">
          <text:deletion>
            <office:change-info>
              <dc:creator>Stuart Baker</dc:creator>
              <dc:date>2024-06-23T11:18:49</dc:date>
            </office:change-info>
            <text:p text:style-name="P41">1789</text:p>
          </text:deletion>
        </text:changed-region>
        <text:changed-region xml:id="ct95017496413728" text:id="ct95017496413728">
          <text:deletion>
            <office:change-info>
              <dc:creator>Stuart Baker</dc:creator>
              <dc:date>2024-06-23T11:18:49</dc:date>
            </office:change-info>
            <text:p text:style-name="P35">0b<text:span text:style-name="T29">00</text:span><text:span text:style-name="T25">1</text:span>00000000x</text:p>
          </text:deletion>
        </text:changed-region>
        <text:changed-region xml:id="ct95017514973040" text:id="ct95017514973040">
          <text:deletion>
            <office:change-info>
              <dc:creator>Stuart Baker</dc:creator>
              <dc:date>2024-06-23T11:18:49</dc:date>
            </office:change-info>
            <text:p text:style-name="P34">0b<text:span text:style-name="T29">11</text:span><text:span text:style-name="T25">0</text:span>00000<text:span text:style-name="T39">0</text:span>00<text:span text:style-name="T39">x</text:span></text:p>
          </text:deletion>
        </text:changed-region>
        <text:changed-region xml:id="ct95017474312112" text:id="ct95017474312112">
          <text:deletion>
            <office:change-info>
              <dc:creator>Stuart Baker</dc:creator>
              <dc:date>2024-06-23T11:18:49</dc:date>
            </office:change-info>
            <text:p text:style-name="P35">0b<text:span text:style-name="T29">00</text:span><text:span text:style-name="T25">0</text:span>00000000x</text:p>
          </text:deletion>
        </text:changed-region>
        <text:changed-region xml:id="ct95017438244992" text:id="ct95017438244992">
          <text:deletion>
            <office:change-info>
              <dc:creator>Stuart Baker</dc:creator>
              <dc:date>2024-06-23T11:18:49</dc:date>
            </office:change-info>
            <text:p text:style-name="P34">0b<text:span text:style-name="T29">11</text:span><text:span text:style-name="T25">1</text:span>00000<text:span text:style-name="T39">0</text:span>00<text:span text:style-name="T39">x</text:span></text:p>
          </text:deletion>
        </text:changed-region>
        <text:changed-region xml:id="ct95017501199552" text:id="ct95017501199552">
          <text:deletion>
            <office:change-info>
              <dc:creator>Stuart Baker</dc:creator>
              <dc:date>2024-06-23T11:18:49</dc:date>
            </office:change-info>
            <text:p text:style-name="P41">1792</text:p>
          </text:deletion>
        </text:changed-region>
        <text:changed-region xml:id="ct95017511209488" text:id="ct95017511209488">
          <text:deletion>
            <office:change-info>
              <dc:creator>Stuart Baker</dc:creator>
              <dc:date>2024-06-23T11:18:49</dc:date>
            </office:change-info>
            <text:p text:style-name="P35">0b<text:span text:style-name="T29">00</text:span><text:span text:style-name="T25">1</text:span>000000<text:span text:style-name="T11">11</text:span>x</text:p>
          </text:deletion>
        </text:changed-region>
        <text:changed-region xml:id="ct95017519788288" text:id="ct95017519788288">
          <text:deletion>
            <office:change-info>
              <dc:creator>Stuart Baker</dc:creator>
              <dc:date>2024-06-23T11:18:49</dc:date>
            </office:change-info>
            <text:p text:style-name="P34">0b<text:span text:style-name="T29">11</text:span><text:span text:style-name="T25">0</text:span>00000<text:span text:style-name="T39">011x</text:span></text:p>
          </text:deletion>
        </text:changed-region>
        <text:changed-region xml:id="ct95017495349952" text:id="ct95017495349952">
          <text:deletion>
            <office:change-info>
              <dc:creator>Stuart Baker</dc:creator>
              <dc:date>2024-06-23T11:18:49</dc:date>
            </office:change-info>
            <text:p text:style-name="P35">0b<text:span text:style-name="T29">00</text:span><text:span text:style-name="T25">0</text:span>000000<text:span text:style-name="T11">11</text:span>x</text:p>
          </text:deletion>
        </text:changed-region>
        <text:changed-region xml:id="ct95017536255824" text:id="ct95017536255824">
          <text:deletion>
            <office:change-info>
              <dc:creator>Stuart Baker</dc:creator>
              <dc:date>2024-06-23T11:18:49</dc:date>
            </office:change-info>
            <text:p text:style-name="P34">0b<text:span text:style-name="T29">11</text:span><text:span text:style-name="T25">1</text:span>00000<text:span text:style-name="T39">011x</text:span></text:p>
          </text:deletion>
        </text:changed-region>
        <text:changed-region xml:id="ct95017500863200" text:id="ct95017500863200">
          <text:deletion>
            <office:change-info>
              <dc:creator>Stuart Baker</dc:creator>
              <dc:date>2024-06-23T11:18:49</dc:date>
            </office:change-info>
            <text:p text:style-name="P45">1793</text:p>
          </text:deletion>
        </text:changed-region>
        <text:changed-region xml:id="ct95017500740560" text:id="ct95017500740560">
          <text:deletion>
            <office:change-info>
              <dc:creator>Stuart Baker</dc:creator>
              <dc:date>2024-06-23T11:18:49</dc:date>
            </office:change-info>
            <text:p text:style-name="P36">0b<text:span text:style-name="T49">000</text:span>00000100x</text:p>
          </text:deletion>
        </text:changed-region>
        <text:changed-region xml:id="ct95017534029728" text:id="ct95017534029728">
          <text:deletion>
            <office:change-info>
              <dc:creator>Stuart Baker</dc:creator>
              <dc:date>2024-06-23T11:18:49</dc:date>
            </office:change-info>
            <text:p text:style-name="P36">0b<text:span text:style-name="T49">111</text:span>00000100x</text:p>
          </text:deletion>
        </text:changed-region>
        <text:changed-region xml:id="ct95017532890464" text:id="ct95017532890464">
          <text:deletion>
            <office:change-info>
              <dc:creator>Stuart Baker</dc:creator>
              <dc:date>2024-06-23T11:18:49</dc:date>
            </office:change-info>
            <text:p text:style-name="P36">0b<text:span text:style-name="T49">000</text:span>00000100x</text:p>
          </text:deletion>
        </text:changed-region>
        <text:changed-region xml:id="ct95017529428208" text:id="ct95017529428208">
          <text:deletion>
            <office:change-info>
              <dc:creator>Stuart Baker</dc:creator>
              <dc:date>2024-06-23T11:18:49</dc:date>
            </office:change-info>
            <text:p text:style-name="P36">0b<text:span text:style-name="T49">111</text:span>00000100x</text:p>
          </text:deletion>
        </text:changed-region>
        <text:changed-region xml:id="ct95017451974704" text:id="ct95017451974704">
          <text:deletion>
            <office:change-info>
              <dc:creator>Stuart Baker</dc:creator>
              <dc:date>2024-06-23T11:18:49</dc:date>
            </office:change-info>
            <text:p text:style-name="P42">20<text:span text:style-name="T48">39</text:span></text:p>
          </text:deletion>
        </text:changed-region>
        <text:changed-region xml:id="ct95017471335696" text:id="ct95017471335696">
          <text:deletion>
            <office:change-info>
              <dc:creator>Stuart Baker</dc:creator>
              <dc:date>2024-06-23T11:18:49</dc:date>
            </office:change-info>
            <text:p text:style-name="P36">0b000111110<text:span text:style-name="T46">00</text:span>x</text:p>
          </text:deletion>
        </text:changed-region>
        <text:changed-region xml:id="ct95017486897040" text:id="ct95017486897040">
          <text:deletion>
            <office:change-info>
              <dc:creator>Stuart Baker</dc:creator>
              <dc:date>2024-06-23T11:18:49</dc:date>
            </office:change-info>
            <text:p text:style-name="P36">0b111111110<text:span text:style-name="T46">00</text:span>x</text:p>
          </text:deletion>
        </text:changed-region>
        <text:changed-region xml:id="ct95017452383056" text:id="ct95017452383056">
          <text:deletion>
            <office:change-info>
              <dc:creator>Stuart Baker</dc:creator>
              <dc:date>2024-06-23T11:18:49</dc:date>
            </office:change-info>
            <text:p text:style-name="P36">0b000111110<text:span text:style-name="T46">00</text:span>x</text:p>
          </text:deletion>
        </text:changed-region>
        <text:changed-region xml:id="ct95017523564320" text:id="ct95017523564320">
          <text:deletion>
            <office:change-info>
              <dc:creator>Stuart Baker</dc:creator>
              <dc:date>2024-06-23T11:18:49</dc:date>
            </office:change-info>
            <text:p text:style-name="P36">0b111111110<text:span text:style-name="T46">00</text:span>x</text:p>
          </text:deletion>
        </text:changed-region>
        <text:changed-region xml:id="ct95017471131008" text:id="ct95017471131008">
          <text:deletion>
            <office:change-info>
              <dc:creator>Stuart Baker</dc:creator>
              <dc:date>2024-06-23T11:18:49</dc:date>
            </office:change-info>
            <text:p text:style-name="P42">204<text:span text:style-name="T48">0</text:span></text:p>
          </text:deletion>
        </text:changed-region>
        <text:changed-region xml:id="ct95017508687792" text:id="ct95017508687792">
          <text:deletion>
            <office:change-info>
              <dc:creator>Stuart Baker</dc:creator>
              <dc:date>2024-06-23T11:18:49</dc:date>
            </office:change-info>
            <text:p text:style-name="P36">0b00011111<text:span text:style-name="T46">0</text:span>11x</text:p>
          </text:deletion>
        </text:changed-region>
        <text:changed-region xml:id="ct95017526999264" text:id="ct95017526999264">
          <text:deletion>
            <office:change-info>
              <dc:creator>Stuart Baker</dc:creator>
              <dc:date>2024-06-23T11:18:49</dc:date>
            </office:change-info>
            <text:p text:style-name="P36">0b11111111<text:span text:style-name="T46">0</text:span>11x</text:p>
          </text:deletion>
        </text:changed-region>
        <text:changed-region xml:id="ct95017486863776" text:id="ct95017486863776">
          <text:deletion>
            <office:change-info>
              <dc:creator>Stuart Baker</dc:creator>
              <dc:date>2024-06-23T11:18:49</dc:date>
            </office:change-info>
            <text:p text:style-name="P36">0b00011111<text:span text:style-name="T46">0</text:span>11x</text:p>
          </text:deletion>
        </text:changed-region>
        <text:changed-region xml:id="ct95017439604160" text:id="ct95017439604160">
          <text:deletion>
            <office:change-info>
              <dc:creator>Stuart Baker</dc:creator>
              <dc:date>2024-06-23T11:18:49</dc:date>
            </office:change-info>
            <text:p text:style-name="P36">0b11111111<text:span text:style-name="T46">0</text:span>11x</text:p>
          </text:deletion>
        </text:changed-region>
        <text:changed-region xml:id="ct95017510585680" text:id="ct95017510585680">
          <text:deletion>
            <office:change-info>
              <dc:creator>Stuart Baker</dc:creator>
              <dc:date>2024-06-23T11:18:49</dc:date>
            </office:change-info>
            <text:p text:style-name="P44">Broadcast</text:p>
          </text:deletion>
        </text:changed-region>
        <text:changed-region xml:id="ct95017447154800" text:id="ct95017447154800">
          <text:deletion>
            <office:change-info>
              <dc:creator>Stuart Baker</dc:creator>
              <dc:date>2024-06-23T11:18:49</dc:date>
            </office:change-info>
            <text:p text:style-name="P37">0b00011111<text:span text:style-name="T45">1xx</text:span>x</text:p>
          </text:deletion>
        </text:changed-region>
        <text:changed-region xml:id="ct95017481270032" text:id="ct95017481270032">
          <text:deletion>
            <office:change-info>
              <dc:creator>Stuart Baker</dc:creator>
              <dc:date>2024-06-23T11:18:49</dc:date>
            </office:change-info>
            <text:p text:style-name="P37">0b11111111<text:span text:style-name="T45">1xx</text:span>x</text:p>
          </text:deletion>
        </text:changed-region>
        <text:changed-region xml:id="ct95017468332848" text:id="ct95017468332848">
          <text:deletion>
            <office:change-info>
              <dc:creator>Stuart Baker</dc:creator>
              <dc:date>2024-06-23T11:18:49</dc:date>
            </office:change-info>
            <text:p text:style-name="P37">0b00011111<text:span text:style-name="T45">1xx</text:span>x</text:p>
          </text:deletion>
        </text:changed-region>
        <text:changed-region xml:id="ct95017496400400" text:id="ct95017496400400">
          <text:deletion>
            <office:change-info>
              <dc:creator>Stuart Baker</dc:creator>
              <dc:date>2024-06-23T11:18:49</dc:date>
            </office:change-info>
            <text:p text:style-name="P37">0b11111111<text:span text:style-name="T45">1xx</text:span>x</text:p>
          </text:deletion>
        </text:changed-region>
        <text:changed-region xml:id="ct95017404411776" text:id="ct95017404411776">
          <text:insertion>
            <office:change-info>
              <dc:creator>Unknown Author</dc:creator>
              <dc:date>2023-03-30T21:46:11</dc:date>
            </office:change-info>
          </text:insertion>
        </text:changed-region>
        <text:changed-region xml:id="ct95017404187184" text:id="ct95017404187184">
          <text:insertion>
            <office:change-info>
              <dc:creator>Unknown Author</dc:creator>
              <dc:date>2023-03-30T20:28:30</dc:date>
            </office:change-info>
          </text:insertion>
        </text:changed-region>
        <text:changed-region xml:id="ct95017450342688" text:id="ct95017450342688">
          <text:insertion>
            <office:change-info>
              <dc:creator>Unknown Author</dc:creator>
              <dc:date>2023-03-30T21:46:18</dc:date>
            </office:change-info>
          </text:insertion>
        </text:changed-region>
        <text:changed-region xml:id="ct95017404229776" text:id="ct95017404229776">
          <text:insertion>
            <office:change-info>
              <dc:creator>Unknown Author</dc:creator>
              <dc:date>2023-03-30T21:48:15</dc:date>
            </office:change-info>
          </text:insertion>
        </text:changed-region>
        <text:changed-region xml:id="ct95017425586432" text:id="ct95017425586432">
          <text:insertion>
            <office:change-info>
              <dc:creator>Unknown Author</dc:creator>
              <dc:date>2023-03-30T21:50:39</dc:date>
            </office:change-info>
          </text:insertion>
        </text:changed-region>
        <text:changed-region xml:id="ct95017450595168" text:id="ct95017450595168">
          <text:insertion>
            <office:change-info>
              <dc:creator>Unknown Author</dc:creator>
              <dc:date>2023-03-30T21:51:49</dc:date>
            </office:change-info>
          </text:insertion>
        </text:changed-region>
        <text:changed-region xml:id="ct95017450595456" text:id="ct95017450595456">
          <text:insertion>
            <office:change-info>
              <dc:creator>Unknown Author</dc:creator>
              <dc:date>2023-03-30T21:53:04</dc:date>
            </office:change-info>
          </text:insertion>
        </text:changed-region>
        <text:changed-region xml:id="ct95017450583616" text:id="ct95017450583616">
          <text:deletion>
            <office:change-info>
              <dc:creator>Unknown Author</dc:creator>
              <dc:date>2023-03-30T12:37:12</dc:date>
            </office:change-info>
            <text:h text:style-name="P58" text:outline-level="4"><text:bookmark-start text:name="__RefHeading___Toc13916_1060902120 Copy 6"/>Advanced<text:bookmark-end text:name="__RefHeading___Toc13916_1060902120 Copy 6"/></text:h>
          </text:deletion>
        </text:changed-region>
        <text:changed-region xml:id="ct95017450583904" text:id="ct95017450583904">
          <text:insertion>
            <office:change-info>
              <dc:creator>Unknown Author</dc:creator>
              <dc:date>2023-03-30T12:37:08</dc:date>
            </office:change-info>
          </text:insertion>
        </text:changed-region>
        <text:changed-region xml:id="ct95017531254896" text:id="ct95017531254896">
          <text:insertion>
            <office:change-info>
              <dc:creator>Stuart Baker</dc:creator>
              <dc:date>2024-06-23T12:01:14</dc:date>
            </office:change-info>
          </text:insertion>
        </text:changed-region>
        <text:changed-region xml:id="ct95017450584736" text:id="ct95017450584736">
          <text:deletion>
            <office:change-info>
              <dc:creator>Unknown Author</dc:creator>
              <dc:date>2023-03-30T12:24:28</dc:date>
            </office:change-info>
            <text:p text:style-name="P72">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95017450605552" text:id="ct95017450605552">
          <text:insertion>
            <office:change-info>
              <dc:creator>Unknown Author</dc:creator>
              <dc:date>2023-03-30T12:28:51</dc:date>
            </office:change-info>
          </text:insertion>
        </text:changed-region>
        <text:changed-region xml:id="ct95017450609296" text:id="ct95017450609296">
          <text:insertion>
            <office:change-info>
              <dc:creator>Unknown Author</dc:creator>
              <dc:date>2023-03-30T12:28:51</dc:date>
            </office:change-info>
          </text:insertion>
        </text:changed-region>
        <text:changed-region xml:id="ct95017450587936" text:id="ct95017450587936">
          <text:insertion>
            <office:change-info>
              <dc:creator>Unknown Author</dc:creator>
              <dc:date>2023-03-30T12:28:51</dc:date>
            </office:change-info>
          </text:insertion>
        </text:changed-region>
        <text:changed-region xml:id="ct95017450596336" text:id="ct95017450596336">
          <text:insertion>
            <office:change-info>
              <dc:creator>Unknown Author</dc:creator>
              <dc:date>2023-03-30T12:37:39</dc:date>
            </office:change-info>
          </text:insertion>
        </text:changed-region>
        <text:changed-region xml:id="ct95017450480112" text:id="ct95017450480112">
          <text:insertion>
            <office:change-info>
              <dc:creator>Unknown Author</dc:creator>
              <dc:date>2023-03-30T12:28:51</dc:date>
            </office:change-info>
          </text:insertion>
        </text:changed-region>
        <text:changed-region xml:id="ct95017450585024" text:id="ct95017450585024">
          <text:insertion>
            <office:change-info>
              <dc:creator>Unknown Author</dc:creator>
              <dc:date>2023-03-30T12:28:51</dc:date>
            </office:change-info>
          </text:insertion>
        </text:changed-region>
        <text:changed-region xml:id="ct95017450610400" text:id="ct95017450610400">
          <text:insertion>
            <office:change-info>
              <dc:creator>Unknown Author</dc:creator>
              <dc:date>2023-03-30T12:30:07</dc:date>
            </office:change-info>
          </text:insertion>
        </text:changed-region>
        <text:changed-region xml:id="ct95017450590112" text:id="ct95017450590112">
          <text:insertion>
            <office:change-info>
              <dc:creator>Unknown Author</dc:creator>
              <dc:date>2023-03-30T12:28:51</dc:date>
            </office:change-info>
          </text:insertion>
        </text:changed-region>
        <text:changed-region xml:id="ct95017450285392" text:id="ct95017450285392">
          <text:insertion>
            <office:change-info>
              <dc:creator>Unknown Author</dc:creator>
              <dc:date>2023-03-30T12:35:37</dc:date>
            </office:change-info>
          </text:insertion>
        </text:changed-region>
        <text:changed-region xml:id="ct95017450590816" text:id="ct95017450590816">
          <text:insertion>
            <office:change-info>
              <dc:creator>Unknown Author</dc:creator>
              <dc:date>2023-03-30T12:37:43</dc:date>
            </office:change-info>
          </text:insertion>
        </text:changed-region>
        <text:changed-region xml:id="ct95017450286640" text:id="ct95017450286640">
          <text:insertion>
            <office:change-info>
              <dc:creator>Unknown Author</dc:creator>
              <dc:date>2023-03-30T12:28:51</dc:date>
            </office:change-info>
          </text:insertion>
        </text:changed-region>
        <text:changed-region xml:id="ct95017450587200" text:id="ct95017450587200">
          <text:insertion>
            <office:change-info>
              <dc:creator>Unknown Author</dc:creator>
              <dc:date>2023-03-30T12:28:51</dc:date>
            </office:change-info>
          </text:insertion>
        </text:changed-region>
        <text:changed-region xml:id="ct95017450617104" text:id="ct95017450617104">
          <text:insertion>
            <office:change-info>
              <dc:creator>Unknown Author</dc:creator>
              <dc:date>2023-03-30T12:28:51</dc:date>
            </office:change-info>
          </text:insertion>
        </text:changed-region>
        <text:changed-region xml:id="ct95017450345872" text:id="ct95017450345872">
          <text:insertion>
            <office:change-info>
              <dc:creator>Unknown Author</dc:creator>
              <dc:date>2023-03-30T12:37:58</dc:date>
            </office:change-info>
          </text:insertion>
        </text:changed-region>
        <text:changed-region xml:id="ct95017450601280" text:id="ct95017450601280">
          <text:insertion>
            <office:change-info>
              <dc:creator>Unknown Author</dc:creator>
              <dc:date>2023-03-30T12:28:51</dc:date>
            </office:change-info>
          </text:insertion>
        </text:changed-region>
        <text:changed-region xml:id="ct95017450655936" text:id="ct95017450655936">
          <text:insertion>
            <office:change-info>
              <dc:creator>Unknown Author</dc:creator>
              <dc:date>2023-03-30T12:26:05</dc:date>
            </office:change-info>
          </text:insertion>
        </text:changed-region>
        <text:changed-region xml:id="ct95017450604096" text:id="ct95017450604096">
          <text:insertion>
            <office:change-info>
              <dc:creator>Unknown Author</dc:creator>
              <dc:date>2023-03-30T15:56:46</dc:date>
            </office:change-info>
          </text:insertion>
        </text:changed-region>
        <text:changed-region xml:id="ct95017450599328" text:id="ct95017450599328">
          <text:insertion>
            <office:change-info>
              <dc:creator>Unknown Author</dc:creator>
              <dc:date>2023-03-30T15:58:15</dc:date>
            </office:change-info>
          </text:insertion>
        </text:changed-region>
        <text:changed-region xml:id="ct95017450610064" text:id="ct95017450610064">
          <text:insertion>
            <office:change-info>
              <dc:creator>Unknown Author</dc:creator>
              <dc:date>2023-03-30T12:41:54</dc:date>
            </office:change-info>
          </text:insertion>
        </text:changed-region>
        <text:changed-region xml:id="ct95017450602688" text:id="ct95017450602688">
          <text:insertion>
            <office:change-info>
              <dc:creator>Unknown Author</dc:creator>
              <dc:date>2023-03-30T12:42:00</dc:date>
            </office:change-info>
          </text:insertion>
        </text:changed-region>
        <text:changed-region xml:id="ct95017450613056" text:id="ct95017450613056">
          <text:insertion>
            <office:change-info>
              <dc:creator>Unknown Author</dc:creator>
              <dc:date>2023-03-30T12:42:33</dc:date>
            </office:change-info>
          </text:insertion>
        </text:changed-region>
        <text:changed-region xml:id="ct95017450659136" text:id="ct95017450659136">
          <text:insertion>
            <office:change-info>
              <dc:creator>Unknown Author</dc:creator>
              <dc:date>2023-03-30T12:42:36</dc:date>
            </office:change-info>
          </text:insertion>
        </text:changed-region>
        <text:changed-region xml:id="ct95017450659904" text:id="ct95017450659904">
          <text:insertion>
            <office:change-info>
              <dc:creator>Unknown Author</dc:creator>
              <dc:date>2023-03-30T12:42:45</dc:date>
            </office:change-info>
          </text:insertion>
        </text:changed-region>
        <text:changed-region xml:id="ct95017450660672" text:id="ct95017450660672">
          <text:insertion>
            <office:change-info>
              <dc:creator>Unknown Author</dc:creator>
              <dc:date>2023-03-30T12:43:08</dc:date>
            </office:change-info>
          </text:insertion>
        </text:changed-region>
        <text:changed-region xml:id="ct95017450612512" text:id="ct95017450612512">
          <text:insertion>
            <office:change-info>
              <dc:creator>Unknown Author</dc:creator>
              <dc:date>2023-03-30T15:54:16</dc:date>
            </office:change-info>
          </text:insertion>
        </text:changed-region>
        <text:changed-region xml:id="ct95017450627744" text:id="ct95017450627744">
          <text:insertion>
            <office:change-info>
              <dc:creator>Unknown Author</dc:creator>
              <dc:date>2023-03-30T12:43:59</dc:date>
            </office:change-info>
          </text:insertion>
        </text:changed-region>
        <text:changed-region xml:id="ct95017450630016" text:id="ct95017450630016">
          <text:insertion>
            <office:change-info>
              <dc:creator>Unknown Author</dc:creator>
              <dc:date>2023-03-30T12:45:03</dc:date>
            </office:change-info>
          </text:insertion>
        </text:changed-region>
        <text:changed-region xml:id="ct95017450634784" text:id="ct95017450634784">
          <text:insertion>
            <office:change-info>
              <dc:creator>Unknown Author</dc:creator>
              <dc:date>2023-03-30T12:45:55</dc:date>
            </office:change-info>
          </text:insertion>
        </text:changed-region>
        <text:changed-region xml:id="ct95017450662400" text:id="ct95017450662400">
          <text:insertion>
            <office:change-info>
              <dc:creator>Unknown Author</dc:creator>
              <dc:date>2023-03-30T12:55:51</dc:date>
            </office:change-info>
          </text:insertion>
        </text:changed-region>
        <text:changed-region xml:id="ct95017450643056" text:id="ct95017450643056">
          <text:insertion>
            <office:change-info>
              <dc:creator>Unknown Author</dc:creator>
              <dc:date>2023-03-30T15:54:39</dc:date>
            </office:change-info>
          </text:insertion>
        </text:changed-region>
        <text:changed-region xml:id="ct95017450654688" text:id="ct95017450654688">
          <text:insertion>
            <office:change-info>
              <dc:creator>Unknown Author</dc:creator>
              <dc:date>2023-03-30T12:55:51</dc:date>
            </office:change-info>
          </text:insertion>
        </text:changed-region>
        <text:changed-region xml:id="ct95017450612064" text:id="ct95017450612064">
          <text:insertion>
            <office:change-info>
              <dc:creator>Unknown Author</dc:creator>
              <dc:date>2023-03-30T12:46:10</dc:date>
            </office:change-info>
          </text:insertion>
        </text:changed-region>
        <text:changed-region xml:id="ct95017450664128" text:id="ct95017450664128">
          <text:insertion>
            <office:change-info>
              <dc:creator>Unknown Author</dc:creator>
              <dc:date>2023-03-30T12:55:52</dc:date>
            </office:change-info>
          </text:insertion>
        </text:changed-region>
        <text:changed-region xml:id="ct95017450614240" text:id="ct95017450614240">
          <text:insertion>
            <office:change-info>
              <dc:creator>Unknown Author</dc:creator>
              <dc:date>2023-03-30T15:54:36</dc:date>
            </office:change-info>
          </text:insertion>
        </text:changed-region>
        <text:changed-region xml:id="ct95017450589568" text:id="ct95017450589568">
          <text:insertion>
            <office:change-info>
              <dc:creator>Unknown Author</dc:creator>
              <dc:date>2023-03-30T12:55:52</dc:date>
            </office:change-info>
          </text:insertion>
        </text:changed-region>
        <text:changed-region xml:id="ct95017450647824" text:id="ct95017450647824">
          <text:insertion>
            <office:change-info>
              <dc:creator>Unknown Author</dc:creator>
              <dc:date>2023-03-30T12:46:10</dc:date>
            </office:change-info>
          </text:insertion>
        </text:changed-region>
        <text:changed-region xml:id="ct95017450665856" text:id="ct95017450665856">
          <text:insertion>
            <office:change-info>
              <dc:creator>Unknown Author</dc:creator>
              <dc:date>2023-03-30T12:55:53</dc:date>
            </office:change-info>
          </text:insertion>
        </text:changed-region>
        <text:changed-region xml:id="ct95017450653232" text:id="ct95017450653232">
          <text:insertion>
            <office:change-info>
              <dc:creator>Unknown Author</dc:creator>
              <dc:date>2023-03-30T15:54:34</dc:date>
            </office:change-info>
          </text:insertion>
        </text:changed-region>
        <text:changed-region xml:id="ct95017450607536" text:id="ct95017450607536">
          <text:insertion>
            <office:change-info>
              <dc:creator>Unknown Author</dc:creator>
              <dc:date>2023-03-30T12:55:53</dc:date>
            </office:change-info>
          </text:insertion>
        </text:changed-region>
        <text:changed-region xml:id="ct95017450657696" text:id="ct95017450657696">
          <text:insertion>
            <office:change-info>
              <dc:creator>Unknown Author</dc:creator>
              <dc:date>2023-03-30T12:46:06</dc:date>
            </office:change-info>
          </text:insertion>
        </text:changed-region>
        <text:changed-region xml:id="ct95017450667680" text:id="ct95017450667680">
          <text:insertion>
            <office:change-info>
              <dc:creator>Unknown Author</dc:creator>
              <dc:date>2023-03-30T12:56:17</dc:date>
            </office:change-info>
          </text:insertion>
        </text:changed-region>
        <text:changed-region xml:id="ct95017450639440" text:id="ct95017450639440">
          <text:insertion>
            <office:change-info>
              <dc:creator>Unknown Author</dc:creator>
              <dc:date>2023-03-30T15:59:42</dc:date>
            </office:change-info>
          </text:insertion>
        </text:changed-region>
        <text:changed-region xml:id="ct95017450655600" text:id="ct95017450655600">
          <text:insertion>
            <office:change-info>
              <dc:creator>Unknown Author</dc:creator>
              <dc:date>2023-03-30T15:54:45</dc:date>
            </office:change-info>
          </text:insertion>
        </text:changed-region>
        <text:changed-region xml:id="ct95017450640784" text:id="ct95017450640784">
          <text:insertion>
            <office:change-info>
              <dc:creator>Unknown Author</dc:creator>
              <dc:date>2023-03-30T12:56:17</dc:date>
            </office:change-info>
          </text:insertion>
        </text:changed-region>
        <text:changed-region xml:id="ct95017450611616" text:id="ct95017450611616">
          <text:insertion>
            <office:change-info>
              <dc:creator>Unknown Author</dc:creator>
              <dc:date>2023-03-30T12:46:06</dc:date>
            </office:change-info>
          </text:insertion>
        </text:changed-region>
        <text:changed-region xml:id="ct95017491047264" text:id="ct95017491047264">
          <text:deletion>
            <office:change-info>
              <dc:creator>Stuart Baker</dc:creator>
              <dc:date>2024-06-23T11:57:19</dc:date>
            </office:change-info>
            <text:p text:style-name="P53"><text:span text:style-name="T66">E-Stop</text:span></text:p>
          </text:deletion>
          <text:insertion>
            <office:change-info>
              <dc:creator>Unknown Author</dc:creator>
              <dc:date>2023-03-30T12:54:47</dc:date>
            </office:change-info>
          </text:insertion>
        </text:changed-region>
        <text:changed-region xml:id="ct95017474689904" text:id="ct95017474689904">
          <text:insertion>
            <office:change-info>
              <dc:creator>Stuart Baker</dc:creator>
              <dc:date>2024-06-23T11:57:23</dc:date>
            </office:change-info>
          </text:insertion>
        </text:changed-region>
        <text:changed-region xml:id="ct95017450613936" text:id="ct95017450613936">
          <text:insertion>
            <office:change-info>
              <dc:creator>Unknown Author</dc:creator>
              <dc:date>2023-03-30T12:54:59</dc:date>
            </office:change-info>
          </text:insertion>
        </text:changed-region>
        <text:changed-region xml:id="ct95017450178192" text:id="ct95017450178192">
          <text:insertion>
            <office:change-info>
              <dc:creator>Unknown Author</dc:creator>
              <dc:date>2023-03-30T15:54:32</dc:date>
            </office:change-info>
          </text:insertion>
        </text:changed-region>
        <text:changed-region xml:id="ct95017450433472" text:id="ct95017450433472">
          <text:insertion>
            <office:change-info>
              <dc:creator>Stuart Baker</dc:creator>
              <dc:date>2024-06-23T11:57:34</dc:date>
            </office:change-info>
          </text:insertion>
        </text:changed-region>
        <text:changed-region xml:id="ct95017505855520" text:id="ct95017505855520">
          <text:deletion>
            <office:change-info>
              <dc:creator>Stuart Baker</dc:creator>
              <dc:date>2024-06-23T11:57:33</dc:date>
            </office:change-info>
            <text:p text:style-name="P53"><text:span text:style-name="T68">00</text:span></text:p>
          </text:deletion>
          <text:insertion>
            <office:change-info>
              <dc:creator>Unknown Author</dc:creator>
              <dc:date>2023-03-30T15:54:32</dc:date>
            </office:change-info>
          </text:insertion>
        </text:changed-region>
        <text:changed-region xml:id="ct95017450177168" text:id="ct95017450177168">
          <text:insertion>
            <office:change-info>
              <dc:creator>Unknown Author</dc:creator>
              <dc:date>2023-03-30T12:54:59</dc:date>
            </office:change-info>
          </text:insertion>
        </text:changed-region>
        <text:changed-region xml:id="ct95017488613760" text:id="ct95017488613760">
          <text:insertion>
            <office:change-info>
              <dc:creator>Stuart Baker</dc:creator>
              <dc:date>2024-06-23T11:57:42</dc:date>
            </office:change-info>
          </text:insertion>
        </text:changed-region>
        <text:changed-region xml:id="ct95017474812016" text:id="ct95017474812016">
          <text:deletion>
            <office:change-info>
              <dc:creator>Stuart Baker</dc:creator>
              <dc:date>2024-06-23T11:57:41</dc:date>
            </office:change-info>
            <text:p text:style-name="P53"><text:span text:style-name="T67">00000000</text:span></text:p>
          </text:deletion>
          <text:insertion>
            <office:change-info>
              <dc:creator>Unknown Author</dc:creator>
              <dc:date>2023-03-30T12:54:59</dc:date>
            </office:change-info>
          </text:insertion>
        </text:changed-region>
        <text:changed-region xml:id="ct95017434717456" text:id="ct95017434717456">
          <text:insertion>
            <office:change-info>
              <dc:creator>Unknown Author</dc:creator>
              <dc:date>2023-03-30T12:54:59</dc:date>
            </office:change-info>
          </text:insertion>
        </text:changed-region>
        <text:changed-region xml:id="ct95017474241696" text:id="ct95017474241696">
          <text:insertion>
            <office:change-info>
              <dc:creator>Stuart Baker</dc:creator>
              <dc:date>2024-06-23T11:56:03</dc:date>
            </office:change-info>
          </text:insertion>
        </text:changed-region>
        <text:changed-region xml:id="ct95017437239536" text:id="ct95017437239536">
          <text:insertion>
            <office:change-info>
              <dc:creator>Stuart Baker</dc:creator>
              <dc:date>2024-06-23T11:57:54</dc:date>
            </office:change-info>
          </text:insertion>
        </text:changed-region>
        <text:changed-region xml:id="ct95017489877712" text:id="ct95017489877712">
          <text:insertion>
            <office:change-info>
              <dc:creator>Stuart Baker</dc:creator>
              <dc:date>2024-06-23T11:58:13</dc:date>
            </office:change-info>
          </text:insertion>
        </text:changed-region>
        <text:changed-region xml:id="ct95017524522848" text:id="ct95017524522848">
          <text:insertion>
            <office:change-info>
              <dc:creator>Stuart Baker</dc:creator>
              <dc:date>2024-06-23T11:58:19</dc:date>
            </office:change-info>
          </text:insertion>
        </text:changed-region>
        <text:changed-region xml:id="ct95017490866304" text:id="ct95017490866304">
          <text:insertion>
            <office:change-info>
              <dc:creator>Stuart Baker</dc:creator>
              <dc:date>2024-06-23T11:57:52</dc:date>
            </office:change-info>
          </text:insertion>
        </text:changed-region>
        <text:changed-region xml:id="ct95017554453744" text:id="ct95017554453744">
          <text:insertion>
            <office:change-info>
              <dc:creator>Stuart Baker</dc:creator>
              <dc:date>2024-06-23T11:58:54</dc:date>
            </office:change-info>
          </text:insertion>
        </text:changed-region>
        <text:changed-region xml:id="ct95017481905296" text:id="ct95017481905296">
          <text:insertion>
            <office:change-info>
              <dc:creator>Stuart Baker</dc:creator>
              <dc:date>2024-06-23T11:58:34</dc:date>
            </office:change-info>
          </text:insertion>
        </text:changed-region>
        <text:changed-region xml:id="ct95017536952336" text:id="ct95017536952336">
          <text:insertion>
            <office:change-info>
              <dc:creator>Stuart Baker</dc:creator>
              <dc:date>2024-06-23T11:56:09</dc:date>
            </office:change-info>
          </text:insertion>
        </text:changed-region>
        <text:changed-region xml:id="ct95017474568864" text:id="ct95017474568864">
          <text:insertion>
            <office:change-info>
              <dc:creator>Stuart Baker</dc:creator>
              <dc:date>2024-06-23T11:57:58</dc:date>
            </office:change-info>
          </text:insertion>
        </text:changed-region>
        <text:changed-region xml:id="ct95017571632688" text:id="ct95017571632688">
          <text:insertion>
            <office:change-info>
              <dc:creator>Stuart Baker</dc:creator>
              <dc:date>2024-06-23T11:58:55</dc:date>
            </office:change-info>
          </text:insertion>
        </text:changed-region>
        <text:changed-region xml:id="ct95017516056960" text:id="ct95017516056960">
          <text:insertion>
            <office:change-info>
              <dc:creator>Stuart Baker</dc:creator>
              <dc:date>2024-06-23T11:58:35</dc:date>
            </office:change-info>
          </text:insertion>
        </text:changed-region>
        <text:changed-region xml:id="ct95017498935408" text:id="ct95017498935408">
          <text:insertion>
            <office:change-info>
              <dc:creator>Stuart Baker</dc:creator>
              <dc:date>2024-06-23T11:56:07</dc:date>
            </office:change-info>
          </text:insertion>
        </text:changed-region>
        <text:changed-region xml:id="ct95017506506208" text:id="ct95017506506208">
          <text:insertion>
            <office:change-info>
              <dc:creator>Stuart Baker</dc:creator>
              <dc:date>2024-06-23T11:58:00</dc:date>
            </office:change-info>
          </text:insertion>
        </text:changed-region>
        <text:changed-region xml:id="ct95017448467488" text:id="ct95017448467488">
          <text:insertion>
            <office:change-info>
              <dc:creator>Stuart Baker</dc:creator>
              <dc:date>2024-06-23T11:58:55</dc:date>
            </office:change-info>
          </text:insertion>
        </text:changed-region>
        <text:changed-region xml:id="ct95017525565584" text:id="ct95017525565584">
          <text:insertion>
            <office:change-info>
              <dc:creator>Stuart Baker</dc:creator>
              <dc:date>2024-06-23T11:5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4">U</text:span>nique Node I<text:span text:style-name="T12">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2">E</text:span>vent <text:span text:style-name="T12">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3">the manufacturer or user</text:span> define<text:span text:style-name="T13">s</text:span> are <text:span text:style-name="T21">required</text:span> to be within a Node ID space that <text:span text:style-name="T13">the manufacturer or user</text:span> control<text:span text:style-name="T13">s</text:span>. <text:s/>The low two bytes <text:span text:style-name="T14">can</text:span> be any number, so long as each value <text:span text:style-name="T13">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4">can </text:span>be from real nodes <text:span text:style-name="T14">which a user</text:span> own<text:span text:style-name="T14">s</text:span>. <text:s/></text:p>
      <text:p text:style-name="Standard"><text:span text:style-name="T14">A</text:span> software configuration tool might define events and assign Event Identifiers to them. <text:s/>A board manufacturer may prefer <text:span text:style-name="T14">a</text:span> pushbutton configuration process. <text:s/>A modular club may decide that certain events form the “boundaries” of modules, and need to be assigned <text:span text:style-name="T18">W</text:span>ell-<text:span text:style-name="T18">K</text:span>nown Event Identifiers to make it easier to create large modular layouts. <text:s/>Whatever the method, the Event Identifiers need to be globally unique, <text:span text:style-name="T15">which</text:span> <text:span text:style-name="T15">is </text:span>ensure<text:span text:style-name="T15">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1">not</text:span><text:span text:style-name="T27"> be used for a </text:span><text:span text:style-name="T8">different</text:span><text:span text:style-name="T27"> purpose or meaning. <text:s/>This is because the meaning and its use is </text:span><text:span text:style-name="T21">shared across all of the nodes using it</text:span><text:span text:style-name="T27">, and unless it can be guaranteed that they all have been changed there will be conflict between them. <text:s/>It is much safer to use a new Event Identifier, and nodes will usually have a mechanism to supply new, “virgin” Event Id</text:span><text:span text:style-name="T28">entifier</text:span><text:span text:style-name="T27">s. <text:s/></text:span></text:p>
      <text:p text:style-name="Standard">Note that the Node ID part of an Event Identifier does not have to correspond to any physical node. <text:s/>So long as <text:span text:style-name="T15">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4">portion</text:span>, to do this. <text:s/><text:span text:style-name="T15">I</text:span>f a manufacturer had a range of Node IDs that included at least 12.34.56.78.9A.00 through 12.34.56.78.9A.FF (in other words, all possible values of the low byte), <text:span text:style-name="T15">t</text:span>he<text:span text:style-name="T15">y</text:span> could create a set of Event Identifiers with the low 24 bits used to carry a time value:</text:p>
      <text:p text:style-name="P46">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3">used</text:span>, because the node ID range is guaranteed to belong to the manufacturer, and <text:span text:style-name="T16">t</text:span>he<text:span text:style-name="T16">y</text:span> <text:span text:style-name="T14">wi</text:span>ll use it only once <text:span text:style-name="T33">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text:style-name="L1">
        <text:list-item>
          <text:p text:style-name="P66">The CAN Physical <text:span text:style-name="T51">Layer </text:span>Standard, which <text:span text:style-name="T51">specifies the physical layer for transporting OpenLCB-CAN frames.</text:span></text:p>
        </text:list-item>
        <text:list-item>
          <text:p text:style-name="P67">The Message Network Standard, which <text:span text:style-name="T26">defines the basic messages and how they interact. Higher-level protocols are based on this message network, but are defined elsewhere.</text:span></text:p>
        </text:list-item>
        <text:list-item>
          <text:p text:style-name="P65"><text:soft-page-break/>The Event Transport Standard, which defines the protocol for transporting events.</text:p>
        </text:list-item>
        <text:list-item>
          <text:p text:style-name="P65">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5">E</text:span>vent <text:span text:style-name="T35">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5">E</text:span>vent <text:span text:style-name="T35">I</text:span>dentifiers, the Well-Known Automatically Routed <text:span text:style-name="T35">E</text:span>vent <text:span text:style-name="T35">I</text:span>dentifiers are explicitly defined by the Event Identifiers Standard for a specific purpose. <text:s/>Additionally, gateways are required to route these events to all segments.</text:p>
      <text:p text:style-name="P23">Note <text:span text:style-name="T19">a change</text:span> that it is not specified whether or not the <text:span text:style-name="T17">W</text:span>ell-<text:span text:style-name="T17">K</text:span>nown <text:span text:style-name="T17">A</text:span>utomatically <text:span text:style-name="T17">R</text:span>outed events <text:s/>participate in producer/consumer identify. <text:s/>The primary purpose of the producer/consumer identify is to pair consumers with produces, especially for the purpose of routing between OpenLCB segments. <text:s/>Since these <text:span text:style-name="T17">W</text:span>ell-<text:span text:style-name="T17">K</text:span>nown <text:span text:style-name="T17">A</text:span>utomatically-<text:span text:style-name="T17">R</text:span>outed events must always be routed, it could be argued that the identify events <text:s/>for these <text:span text:style-name="T18">W</text:span>ell-<text:span text:style-name="T18">K</text:span>nown Event Identifiers<text:span text:style-name="T19"> are redundant, but are retained for symmetry</text:span>.</text:p>
      <text:p text:style-name="P19">Though not explicitly required, it would be prudent for a manufacture to identify in a product<text:span text:style-name="T33">'</text:span>s documentation as to <text:span text:style-name="T33">which</text:span> Well-Known Automatically Routed events it produces and consumes, <text:s/>and <text:span text:style-name="T19">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18">E</text:span>vent <text:span text:style-name="T18">I</text:span>dentifier (01.00.00.00.00.00.FF.FF) is a request for a node to de-energize all of its outputs. <text:s/>A node receiving this event may continue to remain a powered participant of the OpenLCB bus, but <text:span text:style-name="T20">may</text:span> de-energize any outputs unrelated to maintaining OpenLCB communications. <text:s/><text:span text:style-name="T20">The meaning of de-energize is not prescribed for any given node, it is up to the node manufacturer and/or user to prescribe what, if anything, should happen in the node if it receives this event. <text:s/></text:span>For example:</text:p>
      <text:list xml:id="list4059577470" text:style-name="L2">
        <text:list-item>
          <text:p text:style-name="P68">If the node is a DCC <text:span text:style-name="T18">P</text:span>ower <text:span text:style-name="T18">Station</text:span>, it <text:span text:style-name="T20">might </text:span>disable its amplified DCC output.</text:p>
        </text:list-item>
        <text:list-item>
          <text:p text:style-name="P68">If the node is an accessory controlling turnout motors, it <text:span text:style-name="T20">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18">The Emergency Stop <text:span text:style-name="T36">E</text:span>vent <text:span text:style-name="T36">I</text:span>dentifier (01.00.00.00.00.00.FF.FD) is a request for a node to command all of its outputs to a safe state. <text:s/>A node receiving this event is not required to de-energize any of its outputs. <text:s/><text:span text:style-name="T20">The meaning of “safe state” is not prescribed for any given node, it is up to the node manufacturer and/or user to prescribe what, if anything, should happen in the node if it receives this event</text:span>. <text:s/>For example:</text:p>
      <text:list text:continue-numbering="true" text:style-name="L2">
        <text:list-item>
          <text:p text:style-name="P68">If the node is acting on behalf of one or more DCC trains, it m<text:span text:style-name="T20">ight</text:span> send the global emergency stop command onto the DCC signal bus.</text:p>
        </text:list-item>
        <text:list-item>
          <text:p text:style-name="P68">If the node is an accessory controlling turnout motors, it m<text:span text:style-name="T20">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59" text:outline-level="4"><text:bookmark-start text:name="__RefHeading___Toc13904_1060902120"/><text:span text:style-name="T55">Power Supply </text:span>Brownout Detected<text:bookmark-end text:name="__RefHeading___Toc13904_1060902120"/></text:h>
      <text:p text:style-name="P31">The <text:span text:style-name="T55">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0">The <text:span text:style-name="T55">Power Supply</text:span> Brownout Detected <text:span text:style-name="T55">(standard)</text:span> Event Identifier (01.00.00.00.00.00.FF.F0) may optionally be sent by a node in the case where the node detects a low voltage condition that crosses the threshold <text:span text:style-name="T55">required by any relevant OpenLCB S</text:span>tandard<text:span text:style-name="T51">.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1">The exact time at which these events are sent is not specified and left up to the node’<text:span text:style-name="T57">s</text:span> designer. A number of possible options might be considered, <text:span text:style-name="T52">which are not necessarily mutually exclusive</text:span>. For example:</text:p>
      <text:list text:style-name="L3">
        <text:list-item>
          <text:p text:style-name="P69">The event may be sent immediate<text:span text:style-name="T53">ly</text:span>. Because the node is in a brownout state, it is reasonable <text:span text:style-name="T53">not </text:span>to assume that the event actually get<text:span text:style-name="T53">s</text:span> sent successfully and observed by other nodes in the network.</text:p>
        </text:list-item>
        <text:list-item>
          <text:p text:style-name="P70"><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70">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2">It is not specified how other nodes in the network are to act upon these two events or that these two events are distinguished in any way when <text:span text:style-name="T54">interpreted and </text:span>presented to a user. The <text:span text:style-name="T54">intent</text:span> is that these two events, when observed, <text:span text:style-name="T54">are</text:span> useful for diagnosing network problems.</text:p>
      <text:p text:style-name="P33">It is not specified how any given node will produce or inhibit production of these events when reacting to otherwise normal inrush conditions which may temporarily result in a low voltage condition which the node is designed to tolerate and recover from. <text:span text:style-name="T56">The trade-off between false positive and false negative detection of brownout conditions is left up to an individual node’s designer(s).</text:span></text:p>
      <text:h text:style-name="P60" text:outline-level="4"><text:bookmark-start text:name="__RefHeading___Toc13906_1060902120"/>Other Well-Known Automatically Routed<text:bookmark-end text:name="__RefHeading___Toc13906_1060902120"/></text:h>
      <text:p text:style-name="P22">Other <text:span text:style-name="T32">Well-Known Automatically Routed Event Identifiers not discussed here have their uses prescribed and/or discussed elsewhere. <text:s/>No assumptions should be made about </text:span><text:span text:style-name="T5">the</text:span><text:span text:style-name="T32">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0">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9">Though not explicitly required, it would be prudent for a manufacture to identify in a product<text:span text:style-name="T37">'</text:span>s documentation as to <text:span text:style-name="T33">which</text:span> Well-Known events it produces and consumes and <text:span text:style-name="T19">what are </text:span>the resulting actions it takes when these events occur.</text:p>
      <text:h text:style-name="P61" text:outline-level="4"><text:bookmark-start text:name="__RefHeading___Toc13910_1060902120"/>Duplicate Node ID<text:bookmark-end text:name="__RefHeading___Toc13910_1060902120"/></text:h>
      <text:p text:style-name="P20">The <text:span text:style-name="T31">Duplicate Node ID Detected event would typically be sent by a node that receives a packet from another node containing its own unique Node ID. <text:s/>The production of this event by a node is not explicitly required.</text:span></text:p>
      <text:h text:style-name="P62" text:outline-level="4"><text:bookmark-start text:name="__RefHeading___Toc13912_1060902120"/>MERG CBUS<text:bookmark-end text:name="__RefHeading___Toc13912_1060902120"/></text:h>
      <text:p text:style-name="P21">OpenLCB allocates a Node ID address space specifically for mapping MERG CBUS events into OpenLCB. <text:s/>CBUS events come in two types: <text:s/>long and short. <text:s/>A long event is uniquely identified by the <text:span text:style-name="T30">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1">CBUS events can also come in the form of a request. <text:s/>These requests should be translated into an Identify Producer on OpenLCB in order to solicit the <text:span text:style-name="T4">response</text:span> that the CBUS request is asking for. <text:s/><text:soft-page-break/>Two Identify Producer messages will have to be sent, one for the ON state range and another for an OFF state range, the response of which will need to be translated back for CBUS.</text:p>
      <text:h text:style-name="P58" text:outline-level="4"><text:bookmark-start text:name="__RefHeading___Toc13914_1060902120"/>Basic DCC Accessory Decoder<text:bookmark-end text:name="__RefHeading___Toc13914_1060902120"/></text:h>
      <text:p text:style-name="P29">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6">Byte 1</text:p>
          </table:table-cell>
          <table:table-cell table:style-name="Table2.A1" office:value-type="string">
            <text:p text:style-name="P26">Byte 2</text:p>
          </table:table-cell>
          <table:table-cell table:style-name="Table2.C1" office:value-type="string">
            <text:p text:style-name="P26">Byte 3 (Error Byte)</text:p>
          </table:table-cell>
        </table:table-row>
        <table:table-row>
          <table:table-cell table:style-name="Table2.A2" office:value-type="string">
            <text:p text:style-name="P13">0b10<text:change-start text:change-id="ct95017531907792"/><text:span text:style-name="T74">A</text:span><text:span text:style-name="T63">7</text:span><text:span text:style-name="T74">A</text:span><text:span text:style-name="T63">6</text:span><text:span text:style-name="T74">A</text:span><text:span text:style-name="T63">5</text:span><text:span text:style-name="T74">A</text:span><text:span text:style-name="T63">4</text:span><text:span text:style-name="T74">A</text:span><text:span text:style-name="T63">3</text:span><text:span text:style-name="T74">A</text:span><text:change-end text:change-id="ct95017531907792"/><text:change-start text:change-id="ct95017500278576"/><text:span text:style-name="T63">2</text:span><text:change-end text:change-id="ct95017500278576"/><text:change text:change-id="ct95017344756176"/></text:p>
          </table:table-cell>
          <table:table-cell table:style-name="Table2.A2" office:value-type="string">
            <text:p text:style-name="P76">0b1<text:change-start text:change-id="ct95017513688096"/><text:span text:style-name="T76">Ā</text:span><text:span text:style-name="T64">10</text:span><text:span text:style-name="T76">Ā</text:span><text:span text:style-name="T64">9</text:span><text:span text:style-name="T76">Ā</text:span><text:span text:style-name="T64">8</text:span><text:span text:style-name="T76">DA</text:span><text:span text:style-name="T64">1</text:span><text:span text:style-name="T76">A</text:span><text:span text:style-name="T64">0</text:span><text:span text:style-name="T76">R</text:span><text:change-end text:change-id="ct95017513688096"/><text:change text:change-id="ct95017529902736"/><text:change text:change-id="ct95017523484704"/></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8">in 1's complement form</text:span>. <text:s/>Bits 2 down to <text:change-start text:change-id="ct95017471301120"/><text:span text:style-name="T74">1</text:span><text:change-end text:change-id="ct95017471301120"/><text:change text:change-id="ct95017509275072"/> are the <text:change-start text:change-id="ct95017434433808"/><text:span text:style-name="T74">2</text:span><text:change-end text:change-id="ct95017434433808"/><text:change text:change-id="ct95017447136736"/> least significant bits of the address. <text:s/>Bit 3 is set for active, clear for inactive.<text:change-start text:change-id="ct95017482101408"/> <text:span text:style-name="T74">Bit 0 is used to distinguish between a pair of outputs.</text:span><text:change-end text:change-id="ct95017482101408"/></text:p>
          </table:table-cell>
          <table:table-cell table:style-name="Table2.C2" office:value-type="string">
            <text:p text:style-name="P13"/>
          </table:table-cell>
        </table:table-row>
      </table:table>
      <text:p text:style-name="P12"/>
      <text:p text:style-name="P73">The <text:span text:style-name="T10">A</text:span>ccessory <text:span text:style-name="T10">D</text:span>ecoder address <text:change-start text:change-id="ct95017482202272"/><text:span text:style-name="T74">is 11 bits in the form of A</text:span><text:span text:style-name="T63">10</text:span><text:span text:style-name="T74">..A</text:span><text:span text:style-name="T63">0</text:span><text:span text:style-name="T74">.</text:span><text:change-end text:change-id="ct95017482202272"/>format in most significant bit first format is: <text:s/>0bAAAaaaaaaDDD, <text:span text:style-name="T10">and it is expected that this is how the bits map to Bytes 7 and 8 of the Event Identifier. <text:s/>Though the </text:span><text:change text:change-id="ct95017511034736"/><text:change-start text:change-id="ct95017485625440"/><text:span text:style-name="T76">Ā</text:span><text:span text:style-name="T64">10</text:span><text:span text:style-name="T76">Ā</text:span><text:span text:style-name="T64">9</text:span><text:span text:style-name="T76">Ā</text:span><text:span text:style-name="T64">8</text:span><text:change-end text:change-id="ct95017485625440"/><text:span text:style-name="T10"> address bits are in 1's complement form under the DCC standards, they are in standard non 1's complement form in OpenLCB format.</text:span></text:p>
      <text:p text:style-name="P11">By convention, most DCC <text:span text:style-name="T10">Ac</text:span>cessory <text:span text:style-name="T10">D</text:span>ecoders couple two outputs together to form an output pair, and use the least significant address bit <text:change-start text:change-id="ct95017508738416"/><text:span text:style-name="T4">‘</text:span><text:span text:style-name="T77">R</text:span><text:span text:style-name="T6">’</text:span><text:span text:style-name="T77"> </text:span><text:change-end text:change-id="ct95017508738416"/>to <text:span text:style-name="T10">select the direction of travel for the output pair as a whole. <text:s/>In this mode, the active/inactive bit </text:span><text:span text:style-name="T7">‘</text:span><text:change text:change-id="ct95017491319584"/><text:change-start text:change-id="ct95017519543360"/><text:span text:style-name="T77">D</text:span><text:change-end text:change-id="ct95017519543360"/><text:span text:style-name="T6">’</text:span><text:span text:style-name="T10"> is always sent as set or ignored altogether by the DCC decoder. <text:s/>The effective address space is cut in half (max of 2048 addresses)</text:span><text:change text:change-id="ct95017527222912"/><text:span text:style-name="T10">.</text:span></text:p>
      <text:p text:style-name="P15">There is some ambiguity in how the 1-204<text:change-start text:change-id="ct95017433642752"/><text:span text:style-name="T77">8</text:span><text:change-end text:change-id="ct95017433642752"/><text:change text:change-id="ct95017479657776"/> addresses that most DCC users are familiar with <text:span text:style-name="T41">translate </text:span>to the bit level addresses <text:change-start text:change-id="ct95017523468864"/><text:span text:style-name="T77">sent over the rails </text:span><text:change-end text:change-id="ct95017523468864"/>between existing DCC systems in the market place. <text:s/>There are generally two schemes that are deployed<text:change-start text:change-id="ct95017517641824"/>. <text:span text:style-name="T77">The NMRA S-9.2.1 DCC standard defines these as Linear and Non-Linear.</text:span><text:change-end text:change-id="ct95017517641824"/><text:change text:change-id="ct95017511893920"/><text:span text:style-name="T40"> It </text:span><text:soft-page-break/><text:span text:style-name="T40">is not prescribed how the OpenLCB user interfaces map</text:span><text:change-start text:change-id="ct95017397151136"/><text:span text:style-name="T77">s</text:span><text:change-end text:change-id="ct95017397151136"/><text:span text:style-name="T40"> to the bit level events</text:span><text:change-start text:change-id="ct95017531425824"/><text:span text:style-name="T40">, </text:span><text:span text:style-name="T77">however the NMRA S-9.2.1 DCC Standard requires the Linear scheme be used in all new designs</text:span><text:change-end text:change-id="ct95017531425824"/><text:span text:style-name="T40">.</text:span><text:change text:change-id="ct95017482480112"/></text:p>
      <table:table table:name="Table3" table:style-name="Table3">
        <table:table-column table:style-name="Table3.A"/>
        <table:table-column table:style-name="Table3.B"/>
        <table:table-column table:style-name="Table3.C"/>
        <table:table-column table:style-name="Table3.B"/>
        <table:table-column table:style-name="Table3.E"/>
        <table:table-row table:style-name="Table3.1">
          <table:table-cell table:style-name="Table3.A1" table:number-rows-spanned="2" office:value-type="string">
            <text:p text:style-name="P25"><text:change text:change-id="ct95017555553344"/></text:p>
          </table:table-cell>
          <table:table-cell table:style-name="Table3.A1" table:number-columns-spanned="2" office:value-type="string">
            <text:p text:style-name="P24"><text:change text:change-id="ct95017555422400"/></text:p>
          </table:table-cell>
          <table:covered-table-cell/>
          <table:table-cell table:style-name="Table3.D1" table:number-columns-spanned="2" office:value-type="string">
            <text:p text:style-name="P25"><text:change text:change-id="ct95017555724880"/></text:p>
          </table:table-cell>
          <table:covered-table-cell/>
        </table:table-row>
        <table:table-row table:style-name="Table3.1">
          <table:covered-table-cell table:style-name="Table3.A1"/>
          <table:table-cell table:style-name="Table3.B2" office:value-type="string">
            <text:p text:style-name="P24"><text:change text:change-id="ct95017487170832"/></text:p>
          </table:table-cell>
          <table:table-cell table:style-name="Table3.B2" office:value-type="string">
            <text:p text:style-name="P25"><text:change text:change-id="ct95017511258320"/></text:p>
          </table:table-cell>
          <table:table-cell table:style-name="Table3.B2" office:value-type="string">
            <text:p text:style-name="P25"><text:change text:change-id="ct95017474373392"/></text:p>
          </table:table-cell>
          <table:table-cell table:style-name="Table3.E2" office:value-type="string">
            <text:p text:style-name="P25"><text:change text:change-id="ct95017533025232"/></text:p>
          </table:table-cell>
        </table:table-row>
        <table:table-row table:style-name="Table3.1">
          <table:table-cell table:style-name="Table3.B2" office:value-type="string">
            <text:p text:style-name="P42"><text:change text:change-id="ct95017523398032"/></text:p>
          </table:table-cell>
          <table:table-cell table:style-name="Table3.B2" office:value-type="string">
            <text:p text:style-name="P36"><text:change text:change-id="ct95017480936256"/></text:p>
          </table:table-cell>
          <table:table-cell table:style-name="Table3.B2" office:value-type="string">
            <text:p text:style-name="P36"><text:change text:change-id="ct95017555479168"/></text:p>
          </table:table-cell>
          <table:table-cell table:style-name="Table3.B2" office:value-type="string">
            <text:p text:style-name="P36"><text:change text:change-id="ct95017555550080"/></text:p>
          </table:table-cell>
          <table:table-cell table:style-name="Table3.E2" office:value-type="string">
            <text:p text:style-name="P36"><text:change text:change-id="ct95017555668320"/></text:p>
          </table:table-cell>
        </table:table-row>
        <table:table-row table:style-name="Table3.1">
          <table:table-cell table:style-name="Table3.B2" office:value-type="string">
            <text:p text:style-name="P43"><text:change text:change-id="ct95017555480464"/></text:p>
          </table:table-cell>
          <table:table-cell table:style-name="Table3.B2" office:value-type="string">
            <text:p text:style-name="P35"><text:change text:change-id="ct95017487599120"/></text:p>
          </table:table-cell>
          <table:table-cell table:style-name="Table3.B2" office:value-type="string">
            <text:p text:style-name="P35"><text:change text:change-id="ct95017555686928"/></text:p>
          </table:table-cell>
          <table:table-cell table:style-name="Table3.B2" office:value-type="string">
            <text:p text:style-name="P35"><text:change text:change-id="ct95017513219024"/></text:p>
          </table:table-cell>
          <table:table-cell table:style-name="Table3.E2" office:value-type="string">
            <text:p text:style-name="P35"><text:change text:change-id="ct95017494813728"/></text:p>
          </table:table-cell>
        </table:table-row>
        <table:table-row table:style-name="Table3.1">
          <table:table-cell table:style-name="Table3.B2" office:value-type="string">
            <text:p text:style-name="P43"><text:change text:change-id="ct95017486249264"/></text:p>
          </table:table-cell>
          <table:table-cell table:style-name="Table3.B2" office:value-type="string">
            <text:p text:style-name="P35"><text:change text:change-id="ct95017514413264"/></text:p>
          </table:table-cell>
          <table:table-cell table:style-name="Table3.B2" office:value-type="string">
            <text:p text:style-name="P34"><text:change text:change-id="ct95017496970080"/></text:p>
          </table:table-cell>
          <table:table-cell table:style-name="Table3.B2" office:value-type="string">
            <text:p text:style-name="P35"><text:change text:change-id="ct95017437711024"/></text:p>
          </table:table-cell>
          <table:table-cell table:style-name="Table3.E2" office:value-type="string">
            <text:p text:style-name="P34"><text:change text:change-id="ct95017519642864"/></text:p>
          </table:table-cell>
        </table:table-row>
        <table:table-row table:style-name="Table3.1">
          <table:table-cell table:style-name="Table3.B2" office:value-type="string">
            <text:p text:style-name="P43"><text:change text:change-id="ct95017477737840"/></text:p>
          </table:table-cell>
          <table:table-cell table:style-name="Table3.B2" office:value-type="string">
            <text:p text:style-name="P35"><text:change text:change-id="ct95017555479664"/></text:p>
          </table:table-cell>
          <table:table-cell table:style-name="Table3.B2" office:value-type="string">
            <text:p text:style-name="P34"><text:change text:change-id="ct95017555531648"/></text:p>
          </table:table-cell>
          <table:table-cell table:style-name="Table3.B2" office:value-type="string">
            <text:p text:style-name="P35"><text:change text:change-id="ct95017555434960"/></text:p>
          </table:table-cell>
          <table:table-cell table:style-name="Table3.E2" office:value-type="string">
            <text:p text:style-name="P34"><text:change text:change-id="ct95017519460848"/></text:p>
          </table:table-cell>
        </table:table-row>
        <table:table-row table:style-name="Table3.1">
          <table:table-cell table:style-name="Table3.B2" office:value-type="string">
            <text:p text:style-name="P40"><text:change text:change-id="ct95017555594544"/></text:p>
          </table:table-cell>
          <table:table-cell table:style-name="Table3.B7" office:value-type="string">
            <text:p text:style-name="P35"><text:change text:change-id="ct95017439134880"/></text:p>
          </table:table-cell>
          <table:table-cell table:style-name="Table3.B7" office:value-type="string">
            <text:p text:style-name="P34"><text:change text:change-id="ct95017555754064"/></text:p>
          </table:table-cell>
          <table:table-cell table:style-name="Table3.B2" office:value-type="string">
            <text:p text:style-name="P35"><text:change text:change-id="ct95017555437456"/></text:p>
          </table:table-cell>
          <table:table-cell table:style-name="Table3.E2" office:value-type="string">
            <text:p text:style-name="P34"><text:change text:change-id="ct95017555478352"/></text:p>
          </table:table-cell>
        </table:table-row>
        <table:table-row table:style-name="Table3.1">
          <table:table-cell table:style-name="Table3.B2" office:value-type="string">
            <text:p text:style-name="P40"><text:change text:change-id="ct95017555722192"/></text:p>
          </table:table-cell>
          <table:table-cell table:style-name="Table3.B7" office:value-type="string">
            <text:p text:style-name="P35"><text:change text:change-id="ct95017508280448"/></text:p>
          </table:table-cell>
          <table:table-cell table:style-name="Table3.B7" office:value-type="string">
            <text:p text:style-name="P34"><text:change text:change-id="ct95017522662864"/></text:p>
          </table:table-cell>
          <table:table-cell table:style-name="Table3.B2" office:value-type="string">
            <text:p text:style-name="P35"><text:change text:change-id="ct95017485494144"/></text:p>
          </table:table-cell>
          <table:table-cell table:style-name="Table3.E2" office:value-type="string">
            <text:p text:style-name="P34"><text:change text:change-id="ct95017512444560"/></text:p>
          </table:table-cell>
        </table:table-row>
        <table:table-row table:style-name="Table3.1">
          <table:table-cell table:style-name="Table3.B2" office:value-type="string">
            <text:p text:style-name="P42"><text:change text:change-id="ct95017489248448"/></text:p>
          </table:table-cell>
          <table:table-cell table:style-name="Table3.B2" office:value-type="string">
            <text:p text:style-name="P36"><text:change text:change-id="ct95017452865888"/></text:p>
          </table:table-cell>
          <table:table-cell table:style-name="Table3.B2" office:value-type="string">
            <text:p text:style-name="P36"><text:change text:change-id="ct95017523886080"/></text:p>
          </table:table-cell>
          <table:table-cell table:style-name="Table3.B2" office:value-type="string">
            <text:p text:style-name="P36"><text:change text:change-id="ct95017487718496"/></text:p>
          </table:table-cell>
          <table:table-cell table:style-name="Table3.E2" office:value-type="string">
            <text:p text:style-name="P36"><text:change text:change-id="ct95017534373232"/></text:p>
          </table:table-cell>
        </table:table-row>
        <table:table-row table:style-name="Table3.1">
          <table:table-cell table:style-name="Table3.B2" office:value-type="string">
            <text:p text:style-name="P38"><text:change text:change-id="ct95017439061168"/></text:p>
          </table:table-cell>
          <table:table-cell table:style-name="Table3.B2" office:value-type="string">
            <text:p text:style-name="P35"><text:change text:change-id="ct95017534709728"/></text:p>
          </table:table-cell>
          <table:table-cell table:style-name="Table3.B2" office:value-type="string">
            <text:p text:style-name="P34"><text:change text:change-id="ct95017527534880"/></text:p>
          </table:table-cell>
          <table:table-cell table:style-name="Table3.B2" office:value-type="string">
            <text:p text:style-name="P35"><text:change text:change-id="ct95017446883584"/></text:p>
          </table:table-cell>
          <table:table-cell table:style-name="Table3.E2" office:value-type="string">
            <text:p text:style-name="P34"><text:change text:change-id="ct95017440234128"/></text:p>
          </table:table-cell>
        </table:table-row>
        <table:table-row table:style-name="Table3.1">
          <table:table-cell table:style-name="Table3.B2" office:value-type="string">
            <text:p text:style-name="P39"><text:change text:change-id="ct95017532148528"/></text:p>
          </table:table-cell>
          <table:table-cell table:style-name="Table3.B2" office:value-type="string">
            <text:p text:style-name="P35"><text:change text:change-id="ct95017531789680"/></text:p>
          </table:table-cell>
          <table:table-cell table:style-name="Table3.B2" office:value-type="string">
            <text:p text:style-name="P34"><text:change text:change-id="ct95017401306352"/></text:p>
          </table:table-cell>
          <table:table-cell table:style-name="Table3.B2" office:value-type="string">
            <text:p text:style-name="P35"><text:change text:change-id="ct95017496829088"/></text:p>
          </table:table-cell>
          <table:table-cell table:style-name="Table3.E2" office:value-type="string">
            <text:p text:style-name="P34"><text:change text:change-id="ct95017529186608"/></text:p>
          </table:table-cell>
        </table:table-row>
        <table:table-row table:style-name="Table3.1">
          <table:table-cell table:style-name="Table3.B2" office:value-type="string">
            <text:p text:style-name="P39"><text:change text:change-id="ct95017495650032"/></text:p>
          </table:table-cell>
          <table:table-cell table:style-name="Table3.B2" office:value-type="string">
            <text:p text:style-name="P35"><text:change text:change-id="ct95017522979312"/></text:p>
          </table:table-cell>
          <table:table-cell table:style-name="Table3.B2" office:value-type="string">
            <text:p text:style-name="P34"><text:change text:change-id="ct95017496894560"/></text:p>
          </table:table-cell>
          <table:table-cell table:style-name="Table3.B2" office:value-type="string">
            <text:p text:style-name="P35"><text:change text:change-id="ct95017496600048"/></text:p>
          </table:table-cell>
          <table:table-cell table:style-name="Table3.E2" office:value-type="string">
            <text:p text:style-name="P34"><text:change text:change-id="ct95017510116336"/></text:p>
          </table:table-cell>
        </table:table-row>
        <table:table-row table:style-name="Table3.1">
          <table:table-cell table:style-name="Table3.B2" office:value-type="string">
            <text:p text:style-name="P38"><text:change text:change-id="ct95017496031648"/></text:p>
          </table:table-cell>
          <table:table-cell table:style-name="Table3.B2" office:value-type="string">
            <text:p text:style-name="P36"><text:change text:change-id="ct95017509168032"/></text:p>
          </table:table-cell>
          <table:table-cell table:style-name="Table3.B2" office:value-type="string">
            <text:p text:style-name="P36"><text:change text:change-id="ct95017516653392"/></text:p>
          </table:table-cell>
          <table:table-cell table:style-name="Table3.B2" office:value-type="string">
            <text:p text:style-name="P36"><text:change text:change-id="ct95017513689104"/></text:p>
          </table:table-cell>
          <table:table-cell table:style-name="Table3.E2" office:value-type="string">
            <text:p text:style-name="P36"><text:change text:change-id="ct95017512954032"/></text:p>
          </table:table-cell>
        </table:table-row>
        <table:table-row table:style-name="Table3.1">
          <table:table-cell table:style-name="Table3.B2" office:value-type="string">
            <text:p text:style-name="P45"><text:change text:change-id="ct95017464821936"/></text:p>
          </table:table-cell>
          <table:table-cell table:style-name="Table3.B2" office:value-type="string">
            <text:p text:style-name="P35"><text:change text:change-id="ct95017523571488"/></text:p>
          </table:table-cell>
          <table:table-cell table:style-name="Table3.B2" office:value-type="string">
            <text:p text:style-name="P34"><text:change text:change-id="ct95017489238224"/></text:p>
          </table:table-cell>
          <table:table-cell table:style-name="Table3.B2" office:value-type="string">
            <text:p text:style-name="P35"><text:change text:change-id="ct95017515227040"/></text:p>
          </table:table-cell>
          <table:table-cell table:style-name="Table3.E2" office:value-type="string">
            <text:p text:style-name="P34"><text:change text:change-id="ct95017487953344"/></text:p>
          </table:table-cell>
        </table:table-row>
        <table:table-row table:style-name="Table3.1">
          <table:table-cell table:style-name="Table3.B2" office:value-type="string">
            <text:p text:style-name="P41"><text:change text:change-id="ct95017406545408"/></text:p>
          </table:table-cell>
          <table:table-cell table:style-name="Table3.B2" office:value-type="string">
            <text:p text:style-name="P35"><text:change text:change-id="ct95017496413728"/></text:p>
          </table:table-cell>
          <table:table-cell table:style-name="Table3.B2" office:value-type="string">
            <text:p text:style-name="P34"><text:change text:change-id="ct95017514973040"/></text:p>
          </table:table-cell>
          <table:table-cell table:style-name="Table3.B7" office:value-type="string">
            <text:p text:style-name="P35"><text:change text:change-id="ct95017474312112"/></text:p>
          </table:table-cell>
          <table:table-cell table:style-name="Table3.E15" office:value-type="string">
            <text:p text:style-name="P34"><text:change text:change-id="ct95017438244992"/></text:p>
          </table:table-cell>
        </table:table-row>
        <table:table-row table:style-name="Table3.1">
          <table:table-cell table:style-name="Table3.B2" office:value-type="string">
            <text:p text:style-name="P41"><text:change text:change-id="ct95017501199552"/></text:p>
          </table:table-cell>
          <table:table-cell table:style-name="Table3.B2" office:value-type="string">
            <text:p text:style-name="P35"><text:change text:change-id="ct95017511209488"/></text:p>
          </table:table-cell>
          <table:table-cell table:style-name="Table3.B2" office:value-type="string">
            <text:p text:style-name="P34"><text:change text:change-id="ct95017519788288"/></text:p>
          </table:table-cell>
          <table:table-cell table:style-name="Table3.B7" office:value-type="string">
            <text:p text:style-name="P35"><text:change text:change-id="ct95017495349952"/></text:p>
          </table:table-cell>
          <table:table-cell table:style-name="Table3.E15" office:value-type="string">
            <text:p text:style-name="P34"><text:change text:change-id="ct95017536255824"/></text:p>
          </table:table-cell>
        </table:table-row>
        <table:table-row table:style-name="Table3.1">
          <table:table-cell table:style-name="Table3.B2" office:value-type="string">
            <text:p text:style-name="P45"><text:change text:change-id="ct95017500863200"/></text:p>
          </table:table-cell>
          <table:table-cell table:style-name="Table3.B2" office:value-type="string">
            <text:p text:style-name="P36"><text:change text:change-id="ct95017500740560"/></text:p>
          </table:table-cell>
          <table:table-cell table:style-name="Table3.B2" office:value-type="string">
            <text:p text:style-name="P36"><text:change text:change-id="ct95017534029728"/></text:p>
          </table:table-cell>
          <table:table-cell table:style-name="Table3.B2" office:value-type="string">
            <text:p text:style-name="P36"><text:change text:change-id="ct95017532890464"/></text:p>
          </table:table-cell>
          <table:table-cell table:style-name="Table3.E2" office:value-type="string">
            <text:p text:style-name="P36"><text:change text:change-id="ct95017529428208"/></text:p>
          </table:table-cell>
        </table:table-row>
        <table:table-row table:style-name="Table3.1">
          <table:table-cell table:style-name="Table3.B2" office:value-type="string">
            <text:p text:style-name="P42"><text:change text:change-id="ct95017451974704"/></text:p>
          </table:table-cell>
          <table:table-cell table:style-name="Table3.B2" office:value-type="string">
            <text:p text:style-name="P36"><text:change text:change-id="ct95017471335696"/></text:p>
          </table:table-cell>
          <table:table-cell table:style-name="Table3.B2" office:value-type="string">
            <text:p text:style-name="P36"><text:change text:change-id="ct95017486897040"/></text:p>
          </table:table-cell>
          <table:table-cell table:style-name="Table3.B2" office:value-type="string">
            <text:p text:style-name="P36"><text:change text:change-id="ct95017452383056"/></text:p>
          </table:table-cell>
          <table:table-cell table:style-name="Table3.E2" office:value-type="string">
            <text:p text:style-name="P36"><text:change text:change-id="ct95017523564320"/></text:p>
          </table:table-cell>
        </table:table-row>
        <table:table-row table:style-name="Table3.1">
          <table:table-cell table:style-name="Table3.B2" office:value-type="string">
            <text:p text:style-name="P42"><text:change text:change-id="ct95017471131008"/></text:p>
          </table:table-cell>
          <table:table-cell table:style-name="Table3.B2" office:value-type="string">
            <text:p text:style-name="P36"><text:change text:change-id="ct95017508687792"/></text:p>
          </table:table-cell>
          <table:table-cell table:style-name="Table3.B2" office:value-type="string">
            <text:p text:style-name="P36"><text:change text:change-id="ct95017526999264"/></text:p>
          </table:table-cell>
          <table:table-cell table:style-name="Table3.B2" office:value-type="string">
            <text:p text:style-name="P36"><text:change text:change-id="ct95017486863776"/></text:p>
          </table:table-cell>
          <table:table-cell table:style-name="Table3.E2" office:value-type="string">
            <text:p text:style-name="P36"><text:change text:change-id="ct95017439604160"/></text:p>
          </table:table-cell>
        </table:table-row>
        <table:table-row table:style-name="Table3.1">
          <table:table-cell table:style-name="Table3.B2" office:value-type="string">
            <text:p text:style-name="P44"><text:change text:change-id="ct95017510585680"/></text:p>
          </table:table-cell>
          <table:table-cell table:style-name="Table3.B2" office:value-type="string">
            <text:p text:style-name="P37"><text:change text:change-id="ct95017447154800"/></text:p>
          </table:table-cell>
          <table:table-cell table:style-name="Table3.B2" office:value-type="string">
            <text:p text:style-name="P37"><text:change text:change-id="ct95017481270032"/></text:p>
          </table:table-cell>
          <table:table-cell table:style-name="Table3.B2" office:value-type="string">
            <text:p text:style-name="P37"><text:change text:change-id="ct95017468332848"/></text:p>
          </table:table-cell>
          <table:table-cell table:style-name="Table3.E2" office:value-type="string">
            <text:p text:style-name="P37"><text:change text:change-id="ct95017496400400"/></text:p>
          </table:table-cell>
        </table:table-row>
      </table:table>
      <text:h text:style-name="P63" text:outline-level="4"><text:change-start text:change-id="ct95017404411776"/><text:soft-page-break/><text:span text:style-name="T9">DCC</text:span><text:change-end text:change-id="ct95017404411776"/><text:change-start text:change-id="ct95017404187184"/><text:span text:style-name="T70"> </text:span><text:span text:style-name="T71">T</text:span>urnout <text:span text:style-name="T71">F</text:span>eedback<text:change-end text:change-id="ct95017404187184"/><text:change-start text:change-id="ct95017450342688"/></text:h>
      <text:p text:style-name="Standard">These events <text:span text:style-name="T71">may be used to report actual turnout state. Some proprietary network protocols may already define </text:span><text:span text:style-name="T72">messages</text:span><text:span text:style-name="T71"> that can appropriately be mapped to these events. The address</text:span><text:change-end text:change-id="ct95017450342688"/><text:change-start text:change-id="ct95017404229776"/><text:span text:style-name="T71"> </text:span><text:span text:style-name="T72">mapping of these events to DCC turnout addresses is the same as defined in section </text:span><text:span text:style-name="T72"><text:bookmark-ref text:reference-format="chapter" text:ref-name="__RefHeading___Toc13914_1060902120">2.5.3.3</text:bookmark-ref></text:span><text:span text:style-name="T72"><text:s/></text:span><text:span text:style-name="T72"><text:bookmark-ref text:reference-format="direction" text:ref-name="__RefHeading___Toc13914_1060902120">above</text:bookmark-ref></text:span><text:span text:style-name="T72">.</text:span><text:change-end text:change-id="ct95017404229776"/><text:change-start text:change-id="ct95017425586432"/></text:p>
      <text:h text:style-name="P64" text:outline-level="4">DCC <text:span text:style-name="T73">System </text:span>Sensor Feedback</text:h>
      <text:p text:style-name="P55"><text:change-end text:change-id="ct95017425586432"/><text:change-start text:change-id="ct95017450595168"/>Some proprietary network protocols may already define messages for generic sensor feedback, which can then be appropriately mapped to these events.<text:change-end text:change-id="ct95017450595168"/><text:change-start text:change-id="ct95017450595456"/> No assumptions are made about address translation.<text:change-end text:change-id="ct95017450595456"/></text:p>
      <text:h text:style-name="P58" text:outline-level="4"><text:bookmark-start text:name="__RefHeading___Toc13916_1060902120"/><text:change text:change-id="ct95017450583616"/><text:change-start text:change-id="ct95017450583904"/><text:span text:style-name="T65">Extended</text:span><text:change-end text:change-id="ct95017450583904"/> DCC Accessory Decoder<text:bookmark-end text:name="__RefHeading___Toc13916_1060902120"/></text:h>
      <text:p text:style-name="P72"><text:change-start text:change-id="ct95017531254896"/><text:span text:style-name="T79">The Well-Known Event ID space for basic DCC accessory decoders is provided as a suggestion to manufactures on how to translate OpenLCB events to classic </text:span><text:span text:style-name="T80">Extended </text:span><text:span text:style-name="T79">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text:span><text:span text:style-name="T80">Extended </text:span><text:span text:style-name="T79">DCC accessories. </text:span><text:change-end text:change-id="ct95017531254896"/><text:change text:change-id="ct95017450584736"/><text:change-start text:change-id="ct95017450605552"/><text:span text:style-name="T58">The format of the DCC packet for a</text:span><text:span text:style-name="T65">n extended </text:span><text:span text:style-name="T58">DCC Accessory Decoder is as follows (most significant bit first):</text:span><text:change-end text:change-id="ct95017450605552"/></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7"><text:change-start text:change-id="ct95017450609296"/>Byte 1<text:change-end text:change-id="ct95017450609296"/></text:p>
          </table:table-cell>
          <table:table-cell table:style-name="Table6.A1" office:value-type="string">
            <text:p text:style-name="P27"><text:change-start text:change-id="ct95017450587936"/>Byte 2<text:change-end text:change-id="ct95017450587936"/></text:p>
          </table:table-cell>
          <table:table-cell table:style-name="Table6.A1" office:value-type="string">
            <text:p text:style-name="P28"><text:change-start text:change-id="ct95017450596336"/>Byte 3<text:change-end text:change-id="ct95017450596336"/></text:p>
          </table:table-cell>
          <table:table-cell table:style-name="Table6.D1" office:value-type="string">
            <text:p text:style-name="P27"><text:change-start text:change-id="ct95017450480112"/>Byte <text:span text:style-name="T65">4</text:span> (Error Byte)<text:change-end text:change-id="ct95017450480112"/></text:p>
          </table:table-cell>
        </table:table-row>
        <table:table-row>
          <table:table-cell table:style-name="Table6.A2" office:value-type="string">
            <text:p text:style-name="P14"><text:change-start text:change-id="ct95017450585024"/>0b10<text:change-end text:change-id="ct95017450585024"/><text:change-start text:change-id="ct95017450610400"/><text:span text:style-name="T59">A</text:span><text:span text:style-name="T61">7</text:span><text:span text:style-name="T59">A</text:span><text:span text:style-name="T61">6</text:span><text:span text:style-name="T59">A</text:span><text:span text:style-name="T61">5</text:span><text:span text:style-name="T59">A</text:span><text:span text:style-name="T61">4</text:span><text:span text:style-name="T59">A</text:span><text:span text:style-name="T61">3</text:span><text:span text:style-name="T59">A</text:span><text:span text:style-name="T61">2</text:span><text:change-end text:change-id="ct95017450610400"/></text:p>
          </table:table-cell>
          <table:table-cell table:style-name="Table6.A2" office:value-type="string">
            <text:p text:style-name="P14"><text:change-start text:change-id="ct95017450590112"/>0b<text:span text:style-name="T65">0</text:span>Ā<text:span text:style-name="T61">10</text:span>Ā<text:span text:style-name="T61">9</text:span>Ā<text:span text:style-name="T61">8</text:span><text:span text:style-name="T65">0</text:span><text:change-end text:change-id="ct95017450590112"/><text:change-start text:change-id="ct95017450285392"/><text:span text:style-name="T65">A</text:span><text:span text:style-name="T62">1</text:span><text:span text:style-name="T65">A</text:span><text:span text:style-name="T62">0</text:span><text:span text:style-name="T65">1</text:span><text:change-end text:change-id="ct95017450285392"/></text:p>
          </table:table-cell>
          <table:table-cell table:style-name="Table6.A2" office:value-type="string">
            <text:p text:style-name="P53"><text:change-start text:change-id="ct95017450590816"/>0bXXXXXXXX<text:change-end text:change-id="ct95017450590816"/></text:p>
          </table:table-cell>
          <table:table-cell table:style-name="Table6.D2" office:value-type="string">
            <text:p text:style-name="P14"><text:change-start text:change-id="ct95017450286640"/>0bEEEEEEEE<text:change-end text:change-id="ct95017450286640"/></text:p>
          </table:table-cell>
        </table:table-row>
        <table:table-row>
          <table:table-cell table:style-name="Table6.A2" office:value-type="string">
            <text:p text:style-name="P14"><text:change-start text:change-id="ct95017450587200"/>Bits 5 down to 0 are the middle 6 bits of the address.<text:change-end text:change-id="ct95017450587200"/></text:p>
          </table:table-cell>
          <table:table-cell table:style-name="Table6.A2" office:value-type="string">
            <text:p text:style-name="P14"><text:change-start text:change-id="ct95017450617104"/>Bits 6 down to 4 are the 3 most significant bits of the address <text:span text:style-name="T38">in 1's complement form</text:span>. <text:s/>Bits 2 down to <text:span text:style-name="T65">1</text:span> are the <text:span text:style-name="T65">2</text:span> least significant bits of the address.<text:change-end text:change-id="ct95017450617104"/></text:p>
          </table:table-cell>
          <table:table-cell table:style-name="Table6.A2" office:value-type="string">
            <text:p text:style-name="P53"><text:change-start text:change-id="ct95017450345872"/><text:span text:style-name="T4">8-bit command.</text:span><text:change-end text:change-id="ct95017450345872"/></text:p>
          </table:table-cell>
          <table:table-cell table:style-name="Table6.D2" office:value-type="string">
            <text:p text:style-name="P14"/>
          </table:table-cell>
        </table:table-row>
      </table:table>
      <text:p text:style-name="P16"><text:change-start text:change-id="ct95017450601280"/></text:p>
      <text:p text:style-name="P17"><text:change-end text:change-id="ct95017450601280"/><text:change-start text:change-id="ct95017450655936"/><text:span text:style-name="T58">The </text:span><text:span text:style-name="T65">Extended </text:span>A<text:span text:style-name="T58">ccessory </text:span>D<text:span text:style-name="T58">ecoder address format in most significant bit first format is: <text:s/>0b</text:span><text:span text:style-name="T65">A</text:span><text:span text:style-name="T61">10</text:span><text:span text:style-name="T65">A</text:span><text:span text:style-name="T61">9</text:span><text:span text:style-name="T59">A</text:span><text:span text:style-name="T62">8</text:span><text:span text:style-name="T65">A</text:span><text:span text:style-name="T61">7</text:span><text:span text:style-name="T59">A</text:span><text:span text:style-name="T61">6</text:span><text:span text:style-name="T59">A</text:span><text:span text:style-name="T61">5</text:span><text:span text:style-name="T59">A</text:span><text:span text:style-name="T61">4</text:span><text:span text:style-name="T59">A</text:span><text:span text:style-name="T61">3</text:span><text:span text:style-name="T59">A</text:span><text:span text:style-name="T61">2</text:span><text:span text:style-name="T65">A</text:span><text:span text:style-name="T62">1</text:span><text:span text:style-name="T65">A</text:span><text:span text:style-name="T62">0</text:span><text:span text:style-name="T58">, </text:span>and it is expected that this is how the bits map to Bytes <text:span text:style-name="T68">6</text:span> and <text:span text:style-name="T68">7</text:span> of the Event Identifier. Though the <text:span text:style-name="T65">A</text:span><text:span text:style-name="T61">10</text:span><text:span text:style-name="T65">A</text:span><text:span text:style-name="T61">9</text:span><text:span text:style-name="T59">A</text:span><text:span text:style-name="T62">8</text:span> address bits are in 1's complement form under the DCC standards, they are in standard non 1's complement form in OpenLCB format.<text:change-end text:change-id="ct95017450655936"/><text:change-start text:change-id="ct95017450604096"/></text:p>
      <text:p text:style-name="P54">The reason that the 11-bit extended DCC accessory address falls into Bytes 6 and 7, inconsistent with the use of Bytes 7 and 8 in the basic DCC accessory <text:change-end text:change-id="ct95017450604096"/><text:change-start text:change-id="ct95017450599328"/>address, is so that a single producer/consumer identified range message can be used without violating the 50% space utilization rule.<text:change-end text:change-id="ct95017450599328"/><text:change-start text:change-id="ct95017450610064"/></text:p>
      <text:p text:style-name="P52">Example Event to DCC packet mappings:<text:change-end text:change-id="ct95017450610064"/></text:p>
      <table:table table:name="Table7" table:style-name="Table7">
        <table:table-column table:style-name="Table7.A"/>
        <table:table-column table:style-name="Table7.B"/>
        <table:table-column table:style-name="Table7.C"/>
        <table:table-header-rows>
          <text:soft-page-break/>
          <table:table-row table:style-name="Table7.1">
            <table:table-cell table:style-name="Table7.A1" office:value-type="string">
              <text:p text:style-name="P28"><text:change-start text:change-id="ct95017450602688"/>User Address<text:change-end text:change-id="ct95017450602688"/></text:p>
            </table:table-cell>
            <table:table-cell table:style-name="Table7.A1" office:value-type="string">
              <text:p text:style-name="P28"><text:change-start text:change-id="ct95017450613056"/>OpenLCB Event ID<text:change-end text:change-id="ct95017450613056"/></text:p>
            </table:table-cell>
            <table:table-cell table:style-name="Table7.C1" office:value-type="string">
              <text:p text:style-name="P28"><text:change-start text:change-id="ct95017450659136"/>DCC Packet<text:change-end text:change-id="ct95017450659136"/></text:p>
            </table:table-cell>
          </table:table-row>
        </table:table-header-rows>
        <table:table-row table:style-name="Table7.1">
          <table:table-cell table:style-name="Table7.A2" office:value-type="string">
            <text:p text:style-name="P53"><text:change-start text:change-id="ct95017450659904"/>1<text:change-end text:change-id="ct95017450659904"/></text:p>
          </table:table-cell>
          <table:table-cell table:style-name="Table7.A2" office:value-type="string">
            <text:p text:style-name="P53"><text:change-start text:change-id="ct95017450660672"/>01.01.02.00.01.00.04<text:change-end text:change-id="ct95017450660672"/><text:change-start text:change-id="ct95017450612512"/>.<text:span text:style-name="T68">XX</text:span><text:change-end text:change-id="ct95017450612512"/></text:p>
          </table:table-cell>
          <table:table-cell table:style-name="Table7.C2" office:value-type="string">
            <text:p text:style-name="P53"><text:change-start text:change-id="ct95017450627744"/>0b10000001 <text:s/>0b0<text:span text:style-name="T66">111</text:span>0001<text:change-end text:change-id="ct95017450627744"/><text:change-start text:change-id="ct95017450630016"/> <text:s/>0bXXXXXXXX <text:s/>0bEEEEEEEE<text:change-end text:change-id="ct95017450630016"/></text:p>
          </table:table-cell>
        </table:table-row>
        <table:table-row table:style-name="Table7.1">
          <table:table-cell table:style-name="Table7.A2" office:value-type="string">
            <text:p text:style-name="P53"><text:change-start text:change-id="ct95017450634784"/>2<text:change-end text:change-id="ct95017450634784"/></text:p>
          </table:table-cell>
          <table:table-cell table:style-name="Table7.A2" office:value-type="string">
            <text:p text:style-name="P53"><text:change-start text:change-id="ct95017450662400"/>01.01.02.00.01.00.0<text:span text:style-name="T66">5</text:span><text:change-end text:change-id="ct95017450662400"/><text:change-start text:change-id="ct95017450643056"/><text:span text:style-name="T66">.</text:span><text:span text:style-name="T68">XX</text:span><text:change-end text:change-id="ct95017450643056"/></text:p>
          </table:table-cell>
          <table:table-cell table:style-name="Table7.C2" office:value-type="string">
            <text:p text:style-name="P53"><text:change-start text:change-id="ct95017450654688"/>0b10000001 <text:s/>0b0<text:span text:style-name="T66">111</text:span>00<text:span text:style-name="T66">1</text:span>1 <text:s/>0bXXXXXXXX <text:s/>0bEEEEEEEE<text:change-end text:change-id="ct95017450654688"/></text:p>
          </table:table-cell>
        </table:table-row>
        <table:table-row table:style-name="Table7.4">
          <table:table-cell table:style-name="Table7.A2" office:value-type="string">
            <text:p text:style-name="P53"><text:change-start text:change-id="ct95017450612064"/>‍3<text:change-end text:change-id="ct95017450612064"/></text:p>
          </table:table-cell>
          <table:table-cell table:style-name="Table7.A2" office:value-type="string">
            <text:p text:style-name="P53"><text:change-start text:change-id="ct95017450664128"/>01.01.02.00.01.00.0<text:span text:style-name="T66">6</text:span><text:change-end text:change-id="ct95017450664128"/><text:change-start text:change-id="ct95017450614240"/><text:span text:style-name="T66">.</text:span><text:span text:style-name="T68">XX</text:span><text:change-end text:change-id="ct95017450614240"/></text:p>
          </table:table-cell>
          <table:table-cell table:style-name="Table7.C2" office:value-type="string">
            <text:p text:style-name="P53"><text:change-start text:change-id="ct95017450589568"/>0b10000001 <text:s/>0b0<text:span text:style-name="T66">111</text:span>0<text:span text:style-name="T66">1</text:span>01 <text:s/>0bXXXXXXXX <text:s/>0bEEEEEEEE<text:change-end text:change-id="ct95017450589568"/></text:p>
          </table:table-cell>
        </table:table-row>
        <table:table-row table:style-name="Table7.4">
          <table:table-cell table:style-name="Table7.A2" office:value-type="string">
            <text:p text:style-name="P53"><text:change-start text:change-id="ct95017450647824"/>‍4<text:change-end text:change-id="ct95017450647824"/></text:p>
          </table:table-cell>
          <table:table-cell table:style-name="Table7.A2" office:value-type="string">
            <text:p text:style-name="P53"><text:change-start text:change-id="ct95017450665856"/>01.01.02.00.01.00.0<text:span text:style-name="T66">7</text:span><text:change-end text:change-id="ct95017450665856"/><text:change-start text:change-id="ct95017450653232"/><text:span text:style-name="T66">.</text:span><text:span text:style-name="T68">XX</text:span><text:change-end text:change-id="ct95017450653232"/></text:p>
          </table:table-cell>
          <table:table-cell table:style-name="Table7.C2" office:value-type="string">
            <text:p text:style-name="P53"><text:change-start text:change-id="ct95017450607536"/>0b10000001 <text:s/>0b0<text:span text:style-name="T66">111</text:span>0<text:span text:style-name="T66">11</text:span>1 <text:s/>0bXXXXXXXX <text:s/>0bEEEEEEEE<text:change-end text:change-id="ct95017450607536"/></text:p>
          </table:table-cell>
        </table:table-row>
        <table:table-row table:style-name="Table7.4">
          <table:table-cell table:style-name="Table7.A2" office:value-type="string">
            <text:p text:style-name="P53"><text:change-start text:change-id="ct95017450657696"/>‍2043<text:change-end text:change-id="ct95017450657696"/></text:p>
          </table:table-cell>
          <table:table-cell table:style-name="Table7.A2" office:value-type="string">
            <text:p text:style-name="P53"><text:change-start text:change-id="ct95017450667680"/>01.01.02.00.01.0<text:span text:style-name="T66">7</text:span>.<text:span text:style-name="T66">F</text:span><text:change-end text:change-id="ct95017450667680"/><text:change-start text:change-id="ct95017450639440"/><text:span text:style-name="T69">E</text:span><text:span text:style-name="T66">.</text:span><text:change-end text:change-id="ct95017450639440"/><text:change-start text:change-id="ct95017450655600"/><text:span text:style-name="T68">XX</text:span><text:change-end text:change-id="ct95017450655600"/></text:p>
          </table:table-cell>
          <table:table-cell table:style-name="Table7.C2" office:value-type="string">
            <text:p text:style-name="P53"><text:change-start text:change-id="ct95017450640784"/>0b10<text:span text:style-name="T66">11111</text:span>1 <text:s/>0b00000<text:span text:style-name="T66">10</text:span>1 <text:s/>0bXXXXXXXX <text:s/>0bEEEEEEEE<text:change-end text:change-id="ct95017450640784"/></text:p>
          </table:table-cell>
        </table:table-row>
        <table:table-row table:style-name="Table7.4">
          <table:table-cell table:style-name="Table7.A2" office:value-type="string">
            <text:p text:style-name="P53"><text:change-start text:change-id="ct95017450611616"/>‍<text:change-end text:change-id="ct95017450611616"/><text:change text:change-id="ct95017491047264"/><text:change-start text:change-id="ct95017474689904"/><text:span text:style-name="T78">2044</text:span><text:change-end text:change-id="ct95017474689904"/></text:p>
          </table:table-cell>
          <table:table-cell table:style-name="Table7.A2" office:value-type="string">
            <text:p text:style-name="P53"><text:change-start text:change-id="ct95017450613936"/>01.01.02.00.01.0<text:span text:style-name="T66">7</text:span>.<text:span text:style-name="T66">FF</text:span><text:change-end text:change-id="ct95017450613936"/><text:change-start text:change-id="ct95017450178192"/><text:span text:style-name="T66">.</text:span><text:change-end text:change-id="ct95017450178192"/><text:change-start text:change-id="ct95017450433472"/><text:span text:style-name="T78">XX</text:span><text:change-end text:change-id="ct95017450433472"/><text:change text:change-id="ct95017505855520"/></text:p>
          </table:table-cell>
          <table:table-cell table:style-name="Table7.C2" office:value-type="string">
            <text:p text:style-name="P53"><text:change-start text:change-id="ct95017450177168"/>0b10<text:span text:style-name="T66">11111</text:span>1 <text:s/>0b00000<text:span text:style-name="T66">11</text:span>1 <text:s/>0b<text:change-end text:change-id="ct95017450177168"/><text:change-start text:change-id="ct95017488613760"/><text:span text:style-name="T78">XXXXXXXX</text:span><text:change-end text:change-id="ct95017488613760"/><text:change text:change-id="ct95017474812016"/><text:change-start text:change-id="ct95017434717456"/> <text:s/>0bEEEEEEEE<text:change-end text:change-id="ct95017434717456"/></text:p>
          </table:table-cell>
        </table:table-row>
        <table:table-row table:style-name="Table7.4">
          <table:table-cell table:style-name="Table7.A2" office:value-type="string">
            <text:p text:style-name="P53"><text:change-start text:change-id="ct95017474241696"/>‍<text:change-end text:change-id="ct95017474241696"/><text:change-start text:change-id="ct95017437239536"/><text:span text:style-name="T78">2045</text:span><text:change-end text:change-id="ct95017437239536"/></text:p>
          </table:table-cell>
          <table:table-cell table:style-name="Table7.A2" office:value-type="string">
            <text:p text:style-name="P92"><text:change-start text:change-id="ct95017489877712"/>01.01.02.00.01.00.0<text:span text:style-name="T78">0</text:span>.<text:span text:style-name="T68">XX</text:span><text:change-end text:change-id="ct95017489877712"/></text:p>
          </table:table-cell>
          <table:table-cell table:style-name="Table7.C2" office:value-type="string">
            <text:p text:style-name="P92"><text:change-start text:change-id="ct95017524522848"/>0b1000000<text:span text:style-name="T78">0</text:span> <text:s/>0b0<text:span text:style-name="T66">111</text:span>0001 <text:s/>0bXXXXXXXX <text:s/>0bEEEEEEEE<text:change-end text:change-id="ct95017524522848"/></text:p>
          </table:table-cell>
        </table:table-row>
        <table:table-row table:style-name="Table7.4">
          <table:table-cell table:style-name="Table7.A2" office:value-type="string">
            <text:p text:style-name="P53"><text:change-start text:change-id="ct95017490866304"/>‍<text:span text:style-name="T78">2046</text:span><text:change-end text:change-id="ct95017490866304"/></text:p>
          </table:table-cell>
          <table:table-cell table:style-name="Table7.A2" office:value-type="string">
            <text:p text:style-name="P92"><text:change-start text:change-id="ct95017554453744"/>01.01.02.00.01.00.0<text:span text:style-name="T78">1</text:span>.<text:span text:style-name="T68">XX</text:span><text:change-end text:change-id="ct95017554453744"/></text:p>
          </table:table-cell>
          <table:table-cell table:style-name="Table7.C2" office:value-type="string">
            <text:p text:style-name="P92"><text:change-start text:change-id="ct95017481905296"/>0b1000000<text:span text:style-name="T78">0</text:span> <text:s/>0b0<text:span text:style-name="T66">111</text:span>00<text:span text:style-name="T78">1</text:span>1 <text:s/>0bXXXXXXXX <text:s/>0bEEEEEEEE<text:change-end text:change-id="ct95017481905296"/></text:p>
          </table:table-cell>
        </table:table-row>
        <table:table-row table:style-name="Table7.4">
          <table:table-cell table:style-name="Table7.A2" office:value-type="string">
            <text:p text:style-name="P53"><text:change-start text:change-id="ct95017536952336"/>‍<text:change-end text:change-id="ct95017536952336"/><text:change-start text:change-id="ct95017474568864"/><text:span text:style-name="T78">2047</text:span><text:change-end text:change-id="ct95017474568864"/></text:p>
          </table:table-cell>
          <table:table-cell table:style-name="Table7.A2" office:value-type="string">
            <text:p text:style-name="P92"><text:change-start text:change-id="ct95017571632688"/>01.01.02.00.01.00.0<text:span text:style-name="T78">2</text:span>.<text:span text:style-name="T68">XX</text:span><text:change-end text:change-id="ct95017571632688"/></text:p>
          </table:table-cell>
          <table:table-cell table:style-name="Table7.C2" office:value-type="string">
            <text:p text:style-name="P92"><text:change-start text:change-id="ct95017516056960"/>0b1000000<text:span text:style-name="T78">0</text:span> <text:s/>0b0<text:span text:style-name="T66">111</text:span>0<text:span text:style-name="T78">1</text:span>01 <text:s/>0bXXXXXXXX <text:s/>0bEEEEEEEE<text:change-end text:change-id="ct95017516056960"/></text:p>
          </table:table-cell>
        </table:table-row>
        <table:table-row table:style-name="Table7.4">
          <table:table-cell table:style-name="Table7.A2" office:value-type="string">
            <text:p text:style-name="P53"><text:change-start text:change-id="ct95017498935408"/>‍<text:change-end text:change-id="ct95017498935408"/><text:change-start text:change-id="ct95017506506208"/><text:span text:style-name="T78">2048</text:span><text:change-end text:change-id="ct95017506506208"/></text:p>
          </table:table-cell>
          <table:table-cell table:style-name="Table7.A2" office:value-type="string">
            <text:p text:style-name="P92"><text:change-start text:change-id="ct95017448467488"/>01.01.02.00.01.00.0<text:span text:style-name="T78">3</text:span>.<text:span text:style-name="T68">XX</text:span><text:change-end text:change-id="ct95017448467488"/></text:p>
          </table:table-cell>
          <table:table-cell table:style-name="Table7.C2" office:value-type="string">
            <text:p text:style-name="P92"><text:change-start text:change-id="ct95017525565584"/>0b1000000<text:span text:style-name="T78">0</text:span> <text:s/>0b0<text:span text:style-name="T66">111</text:span>0<text:span text:style-name="T78">11</text:span>1 <text:s/>0bXXXXXXXX <text:s/>0bEEEEEEEE<text:change-end text:change-id="ct95017525565584"/></text:p>
          </table:table-cell>
        </table:table-row>
      </table:table>
      <text:p text:style-name="P52"/>
      <text:h text:style-name="P60" text:outline-level="4"><text:bookmark-start text:name="__RefHeading___Toc13918_1060902120"/>Other Well-Known<text:bookmark-end text:name="__RefHeading___Toc13918_1060902120"/></text:h>
      <text:p text:style-name="P20">Other <text:span text:style-name="T32">Well-Known Event Identifiers not discussed here have their uses prescribed and/or discussed elsewhere. <text:s/>No assumptions should be made about </text:span><text:span text:style-name="T5">the</text:span><text:span text:style-name="T32"> use of these Well-Known Event Identifiers as prescribed by this document.</text:span></text:p>
      <text:h text:style-name="P57"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text:s/>Introduction<text:tab/>1</text:p>
          <text:p text:style-name="P48"><text:s/>2 <text:s/>Annotations to the Standard<text:tab/>1</text:p>
          <text:p text:style-name="P49"><text:s/>2.1 <text:s/>Introduction<text:tab/>1</text:p>
          <text:p text:style-name="P49"><text:s/>2.2 <text:s/>Intended Use<text:tab/>1</text:p>
          <text:p text:style-name="P49"><text:s/>2.3 <text:s/>References and Context<text:tab/>2</text:p>
          <text:p text:style-name="P49"><text:s/>2.4 <text:s/>Format<text:tab/>3</text:p>
          <text:p text:style-name="P49"><text:s/>2.5 <text:s/>Allocation<text:tab/>3</text:p>
          <text:p text:style-name="P50"><text:s/>2.5.1 <text:s/>Node ID Based<text:tab/>3</text:p>
          <text:p text:style-name="P50"><text:s/>2.5.2 <text:s/>Well-Known Automatically-Routed<text:tab/>3</text:p>
          <text:p text:style-name="P51"><text:s/>2.5.2.1 <text:s/>Emergency Off<text:tab/>3</text:p>
          <text:p text:style-name="P51"><text:s/>2.5.2.2 <text:s/>Emergency Stop<text:tab/>4</text:p>
          <text:p text:style-name="P51"><text:s/>2.5.2.3 <text:s/>Power Supply Brownout Detected<text:tab/>4</text:p>
          <text:p text:style-name="P51"><text:s/>2.5.2.4 <text:s/>Other Well-Known Automatically Routed<text:tab/>5</text:p>
          <text:p text:style-name="P50"><text:s/>2.5.3 <text:s/>Well-Known<text:tab/>5</text:p>
          <text:p text:style-name="P51"><text:s/>2.5.3.1 <text:s/>Duplicate Node ID<text:tab/>5</text:p>
          <text:p text:style-name="P51"><text:s/>2.5.3.2 <text:s/>MERG CBUS<text:tab/>5</text:p>
          <text:p text:style-name="P51"><text:s/>2.5.3.3 <text:s/>Basic DCC Accessory Decoder<text:tab/>6</text:p>
          <text:p text:style-name="P51"><text:s/>2.5.3.4 <text:s/>Advanced DCC Accessory Decoder<text:tab/>7</text:p>
          <text:p text:style-name="P51"><text:s/>2.5.3.5 <text:s/>Other Well-Known<text:tab/>8</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d227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3, 2024</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9"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0</text:page-count></text:span></text:span><text:span text:style-name="Page_20_Number"><text:span text:style-name="MT4"><text:s/>- </text:span></text:span><text:span text:style-name="Page_20_Number"><text:span text:style-name="MT4"><text:user-defined style:data-style-name="N0" text:name="OLCBdate">Jun 23,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188</meta:editing-cycles>
    <meta:editing-duration>P28DT8H38M35S</meta:editing-duration>
    <meta:generator>LibreOffice/24.2.3.2$Linux_X86_64 LibreOffice_project/420$Build-2</meta:generator>
    <dc:date>2024-06-23T12:01:42.559335698</dc:date>
    <dc:creator>Stuart Baker</dc:creator>
    <meta:document-statistic meta:table-count="7" meta:image-count="1" meta:object-count="0" meta:page-count="10" meta:paragraph-count="184" meta:word-count="3322" meta:character-count="20289" meta:non-whitespace-character-count="17017"/>
    <meta:user-defined meta:name="OLCBdate">Jun 23, 2024</meta:user-defined>
    <meta:user-defined meta:name="OLCBstatus">Draft</meta:user-defined>
    <meta:user-defined meta:name="OLCByear">2024</meta:user-defined>
  </office:meta>
</office:document-meta>
</file>